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12" style:family="table-cell" style:parent-style-name="Default" style:data-style-name="N36">
      <style:table-cell-properties fo:border-top="thin solid #000000" fo:border-bottom="thin solid #000000" fo:border-left="none" fo:border-right="none" fo:background-color="#000000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15" style:family="table-cell" style:parent-style-name="Default" style:data-style-name="N0">
      <style:table-cell-properties fo:background-color="#FFFFFF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7" style:family="table-cell" style:parent-style-name="Default" style:data-style-name="N3">
      <style:table-cell-properties fo:border-top="none" fo:border-bottom="thin solid #000000" fo:border-left="none" fo:border-right="none"/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3">
      <style:table-cell-properties fo:border-top="thin solid #000000" fo:border-bottom="none" fo:border-left="none" fo:border-right="none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8.651875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SMP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96" table:default-cell-style-name="ce1"/>
        <table:table-column table:style-name="co8" table:default-cell-style-name="ce1"/>
        <table:table-column table:style-name="co7" table:number-columns-repeated="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4" table:number-rows-spanned="1" table:style-name="ce21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22">
            <text:p>SERVIÇO: TELEFONIA CELULAR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 a DEZ/14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/>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4">
            <text:p>GRUPO ECONÔMICO</text:p>
          </table:table-cell>
          <table:table-cell office:value-type="string" table:style-name="ce4">
            <text:p>VARIÁVEL</text:p>
          </table:table-cell>
          <table:table-cell office:value-type="date" office:date-value="2014-01-01T00:00:00" table:style-name="ce5">
            <text:p>jan/14</text:p>
          </table:table-cell>
          <table:table-cell office:value-type="date" office:date-value="2014-02-01T00:00:00" table:style-name="ce5">
            <text:p>fev/14</text:p>
          </table:table-cell>
          <table:table-cell office:value-type="date" office:date-value="2014-03-01T00:00:00" table:style-name="ce5">
            <text:p>mar/14</text:p>
          </table:table-cell>
          <table:table-cell office:value-type="date" office:date-value="2014-04-01T00:00:00" table:style-name="ce5">
            <text:p>abr/14</text:p>
          </table:table-cell>
          <table:table-cell office:value-type="date" office:date-value="2014-05-01T00:00:00" table:style-name="ce5">
            <text:p>mai/14</text:p>
          </table:table-cell>
          <table:table-cell office:value-type="date" office:date-value="2014-06-01T00:00:00" table:style-name="ce5">
            <text:p>jun/14</text:p>
          </table:table-cell>
          <table:table-cell office:value-type="date" office:date-value="2014-07-01T00:00:00" table:style-name="ce5">
            <text:p>jul/14</text:p>
          </table:table-cell>
          <table:table-cell office:value-type="date" office:date-value="2014-08-01T00:00:00" table:style-name="ce5">
            <text:p>ago/14</text:p>
          </table:table-cell>
          <table:table-cell office:value-type="date" office:date-value="2014-09-01T00:00:00" table:style-name="ce5">
            <text:p>set/14</text:p>
          </table:table-cell>
          <table:table-cell office:value-type="date" office:date-value="2014-10-01T00:00:00" table:style-name="ce5">
            <text:p>out/14</text:p>
          </table:table-cell>
          <table:table-cell office:value-type="date" office:date-value="2014-11-01T00:00:00" table:style-name="ce5">
            <text:p>nov/14</text:p>
          </table:table-cell>
          <table:table-cell office:value-type="date" office:date-value="2014-12-01T00:00:00" table:style-name="ce5">
            <text:p>dez/1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9.292000000000002" table:style-name="ce7">
            <text:p>89,292</text:p>
          </table:table-cell>
          <table:table-cell office:value-type="float" office:value="90.676000000000002" table:style-name="ce7">
            <text:p>90,676</text:p>
          </table:table-cell>
          <table:table-cell office:value-type="float" office:value="87.796999999999997" table:style-name="ce7">
            <text:p>87,797</text:p>
          </table:table-cell>
          <table:table-cell office:value-type="float" office:value="91.382999999999996" table:style-name="ce7">
            <text:p>91,383</text:p>
          </table:table-cell>
          <table:table-cell office:value-type="float" office:value="87.662999999999997" table:style-name="ce7">
            <text:p>87,663</text:p>
          </table:table-cell>
          <table:table-cell office:value-type="float" office:value="94.05" table:style-name="ce7">
            <text:p>94,050</text:p>
          </table:table-cell>
          <table:table-cell office:value-type="float" office:value="90.4" table:style-name="ce7">
            <text:p>90,400</text:p>
          </table:table-cell>
          <table:table-cell office:value-type="float" office:value="86.013000000000005" table:style-name="ce7">
            <text:p>86,013</text:p>
          </table:table-cell>
          <table:table-cell office:value-type="float" office:value="78.778999999999996" table:style-name="ce7">
            <text:p>78,779</text:p>
          </table:table-cell>
          <table:table-cell office:value-type="float" office:value="78.92" table:style-name="ce7">
            <text:p>78,920</text:p>
          </table:table-cell>
          <table:table-cell office:value-type="float" office:value="82.356999999999999" table:style-name="ce7">
            <text:p>82,357</text:p>
          </table:table-cell>
          <table:table-cell office:value-type="float" office:value="99.340999999999994" table:style-name="ce7">
            <text:p>99,34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 Celul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9.4" table:style-name="ce7">
            <text:p>99,400</text:p>
          </table:table-cell>
          <table:table-cell office:value-type="float" office:value="85.647999999999996" table:style-name="ce7">
            <text:p>85,648</text:p>
          </table:table-cell>
          <table:table-cell office:value-type="float" office:value="84.966999999999999" table:style-name="ce7">
            <text:p>84,967</text:p>
          </table:table-cell>
          <table:table-cell office:value-type="float" office:value="85.221999999999994" table:style-name="ce7">
            <text:p>85,222</text:p>
          </table:table-cell>
          <table:table-cell office:value-type="float" office:value="94.450999999999993" table:style-name="ce7">
            <text:p>94,451</text:p>
          </table:table-cell>
          <table:table-cell office:value-type="float" office:value="100" table:style-name="ce7">
            <text:p>100,000</text:p>
          </table:table-cell>
          <table:table-cell office:value-type="float" office:value="85.292000000000002" table:style-name="ce7">
            <text:p>85,292</text:p>
          </table:table-cell>
          <table:table-cell office:value-type="float" office:value="85.373999999999995" table:style-name="ce7">
            <text:p>85,374</text:p>
          </table:table-cell>
          <table:table-cell office:value-type="float" office:value="87.662000000000006" table:style-name="ce7">
            <text:p>87,662</text:p>
          </table:table-cell>
          <table:table-cell office:value-type="float" office:value="80.41" table:style-name="ce7">
            <text:p>80,410</text:p>
          </table:table-cell>
          <table:table-cell office:value-type="float" office:value="85.224999999999994" table:style-name="ce7">
            <text:p>85,225</text:p>
          </table:table-cell>
          <table:table-cell office:value-type="float" office:value="79.676000000000002" table:style-name="ce7">
            <text:p>79,67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 Celul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0.213999999999999" table:style-name="ce7">
            <text:p>80,214</text:p>
          </table:table-cell>
          <table:table-cell office:value-type="float" office:value="76.899000000000001" table:style-name="ce7">
            <text:p>76,899</text:p>
          </table:table-cell>
          <table:table-cell office:value-type="float" office:value="83.649000000000001" table:style-name="ce7">
            <text:p>83,649</text:p>
          </table:table-cell>
          <table:table-cell office:value-type="float" office:value="80.912000000000006" table:style-name="ce7">
            <text:p>80,912</text:p>
          </table:table-cell>
          <table:table-cell office:value-type="float" office:value="79.843000000000004" table:style-name="ce7">
            <text:p>79,843</text:p>
          </table:table-cell>
          <table:table-cell office:value-type="float" office:value="81.861999999999995" table:style-name="ce7">
            <text:p>81,862</text:p>
          </table:table-cell>
          <table:table-cell office:value-type="float" office:value="77.087000000000003" table:style-name="ce7">
            <text:p>77,087</text:p>
          </table:table-cell>
          <table:table-cell office:value-type="float" office:value="76.418000000000006" table:style-name="ce7">
            <text:p>76,418</text:p>
          </table:table-cell>
          <table:table-cell office:value-type="float" office:value="77.048000000000002" table:style-name="ce7">
            <text:p>77,048</text:p>
          </table:table-cell>
          <table:table-cell office:value-type="float" office:value="80.957999999999998" table:style-name="ce7">
            <text:p>80,958</text:p>
          </table:table-cell>
          <table:table-cell office:value-type="float" office:value="91.741" table:style-name="ce7">
            <text:p>91,741</text:p>
          </table:table-cell>
          <table:table-cell office:value-type="float" office:value="95.647999999999996" table:style-name="ce7">
            <text:p>95,64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 Celul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1.667000000000002" table:style-name="ce7">
            <text:p>91,667</text:p>
          </table:table-cell>
          <table:table-cell office:value-type="float" office:value="100" table:style-name="ce7">
            <text:p>100,000</text:p>
          </table:table-cell>
          <table:table-cell office:value-type="float" office:value="76.042000000000002" table:style-name="ce7">
            <text:p>76,042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4.1669999999999998" table:style-name="ce7">
            <text:p>4,167</text:p>
          </table:table-cell>
          <table:table-cell office:value-type="float" office:value="37.5" table:style-name="ce7">
            <text:p>37,5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 GS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2.15" table:style-name="ce7">
            <text:p>92,150</text:p>
          </table:table-cell>
          <table:table-cell office:value-type="float" office:value="94.45" table:style-name="ce7">
            <text:p>94,450</text:p>
          </table:table-cell>
          <table:table-cell office:value-type="float" office:value="96.9" table:style-name="ce7">
            <text:p>96,900</text:p>
          </table:table-cell>
          <table:table-cell office:value-type="float" office:value="90.245000000000005" table:style-name="ce7">
            <text:p>90,245</text:p>
          </table:table-cell>
          <table:table-cell office:value-type="float" office:value="84.603999999999999" table:style-name="ce7">
            <text:p>84,604</text:p>
          </table:table-cell>
          <table:table-cell office:value-type="float" office:value="89.55" table:style-name="ce7">
            <text:p>89,550</text:p>
          </table:table-cell>
          <table:table-cell office:value-type="float" office:value="87.8" table:style-name="ce7">
            <text:p>87,800</text:p>
          </table:table-cell>
          <table:table-cell office:value-type="float" office:value="89.1" table:style-name="ce7">
            <text:p>89,100</text:p>
          </table:table-cell>
          <table:table-cell office:value-type="float" office:value="88.1" table:style-name="ce7">
            <text:p>88,100</text:p>
          </table:table-cell>
          <table:table-cell office:value-type="float" office:value="88.7" table:style-name="ce7">
            <text:p>88,700</text:p>
          </table:table-cell>
          <table:table-cell office:value-type="float" office:value="90.516000000000005" table:style-name="ce7">
            <text:p>90,516</text:p>
          </table:table-cell>
          <table:table-cell office:value-type="float" office:value="94.879000000000005" table:style-name="ce7">
            <text:p>94,879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3.95" table:style-name="ce9">
            <text:p>93,950</text:p>
          </table:table-cell>
          <table:table-cell office:value-type="float" office:value="96.75" table:style-name="ce9">
            <text:p>96,750</text:p>
          </table:table-cell>
          <table:table-cell office:value-type="float" office:value="98.9" table:style-name="ce9">
            <text:p>98,900</text:p>
          </table:table-cell>
          <table:table-cell office:value-type="float" office:value="98.6" table:style-name="ce9">
            <text:p>98,600</text:p>
          </table:table-cell>
          <table:table-cell office:value-type="float" office:value="93.45" table:style-name="ce9">
            <text:p>93,450</text:p>
          </table:table-cell>
          <table:table-cell office:value-type="float" office:value="94.8" table:style-name="ce9">
            <text:p>94,800</text:p>
          </table:table-cell>
          <table:table-cell office:value-type="float" office:value="92.1" table:style-name="ce9">
            <text:p>92,100</text:p>
          </table:table-cell>
          <table:table-cell office:value-type="float" office:value="91.25" table:style-name="ce9">
            <text:p>91,250</text:p>
          </table:table-cell>
          <table:table-cell office:value-type="float" office:value="91.4" table:style-name="ce9">
            <text:p>91,400</text:p>
          </table:table-cell>
          <table:table-cell office:value-type="float" office:value="93.6" table:style-name="ce9">
            <text:p>93,600</text:p>
          </table:table-cell>
          <table:table-cell office:value-type="float" office:value="92.709000000000003" table:style-name="ce9">
            <text:p>92,709</text:p>
          </table:table-cell>
          <table:table-cell office:value-type="float" office:value="96.022000000000006" table:style-name="ce9">
            <text:p>96,022</text:p>
          </table:table-cell>
          <table:table-cell table:number-columns-repeated="16370"/>
        </table:table-row>
        <table:table-row table:style-name="ro5">
          <table:table-cell table:style-name="ce10"/>
          <table:table-cell table:style-name="ce11"/>
          <table:table-cell table:number-columns-repeated="12" table:style-name="ce12"/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</text:p>
          </table:table-cell>
          <table:table-cell office:value-type="float" office:value="21341" table:style-name="ce13">
            <text:p>21.341</text:p>
          </table:table-cell>
          <table:table-cell office:value-type="float" office:value="19181" table:style-name="ce13">
            <text:p>19.181</text:p>
          </table:table-cell>
          <table:table-cell office:value-type="float" office:value="14906" table:style-name="ce13">
            <text:p>14.906</text:p>
          </table:table-cell>
          <table:table-cell office:value-type="float" office:value="16780" table:style-name="ce13">
            <text:p>16.780</text:p>
          </table:table-cell>
          <table:table-cell office:value-type="float" office:value="23787" table:style-name="ce13">
            <text:p>23.787</text:p>
          </table:table-cell>
          <table:table-cell office:value-type="float" office:value="21909" table:style-name="ce13">
            <text:p>21.909</text:p>
          </table:table-cell>
          <table:table-cell office:value-type="float" office:value="27049" table:style-name="ce13">
            <text:p>27.049</text:p>
          </table:table-cell>
          <table:table-cell office:value-type="float" office:value="25251" table:style-name="ce13">
            <text:p>25.251</text:p>
          </table:table-cell>
          <table:table-cell office:value-type="float" office:value="25367" table:style-name="ce13">
            <text:p>25.367</text:p>
          </table:table-cell>
          <table:table-cell office:value-type="float" office:value="24044" table:style-name="ce13">
            <text:p>24.044</text:p>
          </table:table-cell>
          <table:table-cell office:value-type="float" office:value="20577" table:style-name="ce13">
            <text:p>20.577</text:p>
          </table:table-cell>
          <table:table-cell office:value-type="float" office:value="15158" table:style-name="ce13">
            <text:p>15.15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 Celular</text:p>
          </table:table-cell>
          <table:table-cell office:value-type="string" table:style-name="ce6">
            <text:p>Quantidade de reclamações</text:p>
          </table:table-cell>
          <table:table-cell office:value-type="float" office:value="217" table:style-name="ce13">
            <text:p>217</text:p>
          </table:table-cell>
          <table:table-cell office:value-type="float" office:value="171" table:style-name="ce13">
            <text:p>171</text:p>
          </table:table-cell>
          <table:table-cell office:value-type="float" office:value="102" table:style-name="ce13">
            <text:p>102</text:p>
          </table:table-cell>
          <table:table-cell office:value-type="float" office:value="203" table:style-name="ce13">
            <text:p>203</text:p>
          </table:table-cell>
          <table:table-cell office:value-type="float" office:value="214" table:style-name="ce13">
            <text:p>214</text:p>
          </table:table-cell>
          <table:table-cell office:value-type="float" office:value="189" table:style-name="ce13">
            <text:p>189</text:p>
          </table:table-cell>
          <table:table-cell office:value-type="float" office:value="272" table:style-name="ce13">
            <text:p>272</text:p>
          </table:table-cell>
          <table:table-cell office:value-type="float" office:value="257" table:style-name="ce13">
            <text:p>257</text:p>
          </table:table-cell>
          <table:table-cell office:value-type="float" office:value="206" table:style-name="ce13">
            <text:p>206</text:p>
          </table:table-cell>
          <table:table-cell office:value-type="float" office:value="124" table:style-name="ce13">
            <text:p>124</text:p>
          </table:table-cell>
          <table:table-cell office:value-type="float" office:value="141" table:style-name="ce13">
            <text:p>141</text:p>
          </table:table-cell>
          <table:table-cell office:value-type="float" office:value="90" table:style-name="ce13">
            <text:p>9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 Celular</text:p>
          </table:table-cell>
          <table:table-cell office:value-type="string" table:style-name="ce6">
            <text:p>Quantidade de reclamações</text:p>
          </table:table-cell>
          <table:table-cell office:value-type="float" office:value="23630" table:style-name="ce13">
            <text:p>23.630</text:p>
          </table:table-cell>
          <table:table-cell office:value-type="float" office:value="19904" table:style-name="ce13">
            <text:p>19.904</text:p>
          </table:table-cell>
          <table:table-cell office:value-type="float" office:value="14878" table:style-name="ce13">
            <text:p>14.878</text:p>
          </table:table-cell>
          <table:table-cell office:value-type="float" office:value="15880" table:style-name="ce13">
            <text:p>15.880</text:p>
          </table:table-cell>
          <table:table-cell office:value-type="float" office:value="23911" table:style-name="ce13">
            <text:p>23.911</text:p>
          </table:table-cell>
          <table:table-cell office:value-type="float" office:value="22735" table:style-name="ce13">
            <text:p>22.735</text:p>
          </table:table-cell>
          <table:table-cell office:value-type="float" office:value="25363" table:style-name="ce13">
            <text:p>25.363</text:p>
          </table:table-cell>
          <table:table-cell office:value-type="float" office:value="22454" table:style-name="ce13">
            <text:p>22.454</text:p>
          </table:table-cell>
          <table:table-cell office:value-type="float" office:value="23024" table:style-name="ce13">
            <text:p>23.024</text:p>
          </table:table-cell>
          <table:table-cell office:value-type="float" office:value="19092" table:style-name="ce13">
            <text:p>19.092</text:p>
          </table:table-cell>
          <table:table-cell office:value-type="float" office:value="18817" table:style-name="ce13">
            <text:p>18.817</text:p>
          </table:table-cell>
          <table:table-cell office:value-type="float" office:value="14615" table:style-name="ce13">
            <text:p>14.6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 Celular</text:p>
          </table:table-cell>
          <table:table-cell office:value-type="string" table:style-name="ce6">
            <text:p>Quantidade de reclamações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3">
            <text:p>7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 GSM</text:p>
          </table:table-cell>
          <table:table-cell office:value-type="string" table:style-name="ce6">
            <text:p>Quantidade de reclamações</text:p>
          </table:table-cell>
          <table:table-cell office:value-type="float" office:value="26269" table:style-name="ce13">
            <text:p>26.269</text:p>
          </table:table-cell>
          <table:table-cell office:value-type="float" office:value="22903" table:style-name="ce13">
            <text:p>22.903</text:p>
          </table:table-cell>
          <table:table-cell office:value-type="float" office:value="19365" table:style-name="ce13">
            <text:p>19.365</text:p>
          </table:table-cell>
          <table:table-cell office:value-type="float" office:value="21758" table:style-name="ce13">
            <text:p>21.758</text:p>
          </table:table-cell>
          <table:table-cell office:value-type="float" office:value="29934" table:style-name="ce13">
            <text:p>29.934</text:p>
          </table:table-cell>
          <table:table-cell office:value-type="float" office:value="30383" table:style-name="ce13">
            <text:p>30.383</text:p>
          </table:table-cell>
          <table:table-cell office:value-type="float" office:value="33024" table:style-name="ce13">
            <text:p>33.024</text:p>
          </table:table-cell>
          <table:table-cell office:value-type="float" office:value="31225" table:style-name="ce13">
            <text:p>31.225</text:p>
          </table:table-cell>
          <table:table-cell office:value-type="float" office:value="32799" table:style-name="ce13">
            <text:p>32.799</text:p>
          </table:table-cell>
          <table:table-cell office:value-type="float" office:value="32001" table:style-name="ce13">
            <text:p>32.001</text:p>
          </table:table-cell>
          <table:table-cell office:value-type="float" office:value="29323" table:style-name="ce13">
            <text:p>29.323</text:p>
          </table:table-cell>
          <table:table-cell office:value-type="float" office:value="22899" table:style-name="ce13">
            <text:p>22.89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24975" table:style-name="ce14">
            <text:p>24.975</text:p>
          </table:table-cell>
          <table:table-cell office:value-type="float" office:value="20664" table:style-name="ce14">
            <text:p>20.664</text:p>
          </table:table-cell>
          <table:table-cell office:value-type="float" office:value="17410" table:style-name="ce14">
            <text:p>17.410</text:p>
          </table:table-cell>
          <table:table-cell office:value-type="float" office:value="17908" table:style-name="ce14">
            <text:p>17.908</text:p>
          </table:table-cell>
          <table:table-cell office:value-type="float" office:value="26222" table:style-name="ce14">
            <text:p>26.222</text:p>
          </table:table-cell>
          <table:table-cell office:value-type="float" office:value="24145" table:style-name="ce14">
            <text:p>24.145</text:p>
          </table:table-cell>
          <table:table-cell office:value-type="float" office:value="28452" table:style-name="ce14">
            <text:p>28.452</text:p>
          </table:table-cell>
          <table:table-cell office:value-type="float" office:value="29863" table:style-name="ce14">
            <text:p>29.863</text:p>
          </table:table-cell>
          <table:table-cell office:value-type="float" office:value="29634" table:style-name="ce14">
            <text:p>29.634</text:p>
          </table:table-cell>
          <table:table-cell office:value-type="float" office:value="26144" table:style-name="ce14">
            <text:p>26.144</text:p>
          </table:table-cell>
          <table:table-cell office:value-type="float" office:value="27752" table:style-name="ce14">
            <text:p>27.752</text:p>
          </table:table-cell>
          <table:table-cell office:value-type="float" office:value="22348" table:style-name="ce14">
            <text:p>22.34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9033217" table:style-name="ce13">
            <text:p>69.033.217</text:p>
          </table:table-cell>
          <table:table-cell office:value-type="float" office:value="68941694" table:style-name="ce13">
            <text:p>68.941.694</text:p>
          </table:table-cell>
          <table:table-cell office:value-type="float" office:value="68748907" table:style-name="ce13">
            <text:p>68.748.907</text:p>
          </table:table-cell>
          <table:table-cell office:value-type="float" office:value="68490921" table:style-name="ce13">
            <text:p>68.490.921</text:p>
          </table:table-cell>
          <table:table-cell office:value-type="float" office:value="68755380" table:style-name="ce13">
            <text:p>68.755.380</text:p>
          </table:table-cell>
          <table:table-cell office:value-type="float" office:value="68775877" table:style-name="ce13">
            <text:p>68.775.877</text:p>
          </table:table-cell>
          <table:table-cell office:value-type="float" office:value="68932133" table:style-name="ce13">
            <text:p>68.932.133</text:p>
          </table:table-cell>
          <table:table-cell office:value-type="float" office:value="69271762" table:style-name="ce13">
            <text:p>69.271.762</text:p>
          </table:table-cell>
          <table:table-cell office:value-type="float" office:value="69559504" table:style-name="ce13">
            <text:p>69.559.504</text:p>
          </table:table-cell>
          <table:table-cell office:value-type="float" office:value="69845165" table:style-name="ce13">
            <text:p>69.845.165</text:p>
          </table:table-cell>
          <table:table-cell office:value-type="float" office:value="70521507" table:style-name="ce13">
            <text:p>70.521.507</text:p>
          </table:table-cell>
          <table:table-cell office:value-type="float" office:value="71106993" table:style-name="ce13">
            <text:p>71.106.99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 Celul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024699" table:style-name="ce13">
            <text:p>1.024.699</text:p>
          </table:table-cell>
          <table:table-cell office:value-type="float" office:value="1042124" table:style-name="ce13">
            <text:p>1.042.124</text:p>
          </table:table-cell>
          <table:table-cell office:value-type="float" office:value="1058194" table:style-name="ce13">
            <text:p>1.058.194</text:p>
          </table:table-cell>
          <table:table-cell office:value-type="float" office:value="1073665" table:style-name="ce13">
            <text:p>1.073.665</text:p>
          </table:table-cell>
          <table:table-cell office:value-type="float" office:value="1089337" table:style-name="ce13">
            <text:p>1.089.337</text:p>
          </table:table-cell>
          <table:table-cell office:value-type="float" office:value="1100647" table:style-name="ce13">
            <text:p>1.100.647</text:p>
          </table:table-cell>
          <table:table-cell office:value-type="float" office:value="1107270" table:style-name="ce13">
            <text:p>1.107.270</text:p>
          </table:table-cell>
          <table:table-cell office:value-type="float" office:value="1121038" table:style-name="ce13">
            <text:p>1.121.038</text:p>
          </table:table-cell>
          <table:table-cell office:value-type="float" office:value="1137815" table:style-name="ce13">
            <text:p>1.137.815</text:p>
          </table:table-cell>
          <table:table-cell office:value-type="float" office:value="1159408" table:style-name="ce13">
            <text:p>1.159.408</text:p>
          </table:table-cell>
          <table:table-cell office:value-type="float" office:value="1176641" table:style-name="ce13">
            <text:p>1.176.641</text:p>
          </table:table-cell>
          <table:table-cell office:value-type="float" office:value="1205384" table:style-name="ce13">
            <text:p>1.205.3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 Celul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50435852" table:style-name="ce13">
            <text:p>50.435.852</text:p>
          </table:table-cell>
          <table:table-cell office:value-type="float" office:value="50367609" table:style-name="ce13">
            <text:p>50.367.609</text:p>
          </table:table-cell>
          <table:table-cell office:value-type="float" office:value="50579492" table:style-name="ce13">
            <text:p>50.579.492</text:p>
          </table:table-cell>
          <table:table-cell office:value-type="float" office:value="50671007" table:style-name="ce13">
            <text:p>50.671.007</text:p>
          </table:table-cell>
          <table:table-cell office:value-type="float" office:value="50854595" table:style-name="ce13">
            <text:p>50.854.595</text:p>
          </table:table-cell>
          <table:table-cell office:value-type="float" office:value="51081121" table:style-name="ce13">
            <text:p>51.081.121</text:p>
          </table:table-cell>
          <table:table-cell office:value-type="float" office:value="51095462" table:style-name="ce13">
            <text:p>51.095.462</text:p>
          </table:table-cell>
          <table:table-cell office:value-type="float" office:value="51267380" table:style-name="ce13">
            <text:p>51.267.380</text:p>
          </table:table-cell>
          <table:table-cell office:value-type="float" office:value="51415666" table:style-name="ce13">
            <text:p>51.415.666</text:p>
          </table:table-cell>
          <table:table-cell office:value-type="float" office:value="51286566" table:style-name="ce13">
            <text:p>51.286.566</text:p>
          </table:table-cell>
          <table:table-cell office:value-type="float" office:value="51527644" table:style-name="ce13">
            <text:p>51.527.644</text:p>
          </table:table-cell>
          <table:table-cell office:value-type="float" office:value="50917933" table:style-name="ce13">
            <text:p>50.917.9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 Celul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59176" table:style-name="ce13">
            <text:p>59.176</text:p>
          </table:table-cell>
          <table:table-cell office:value-type="float" office:value="56731" table:style-name="ce13">
            <text:p>56.731</text:p>
          </table:table-cell>
          <table:table-cell office:value-type="float" office:value="53992" table:style-name="ce13">
            <text:p>53.992</text:p>
          </table:table-cell>
          <table:table-cell office:value-type="float" office:value="51428" table:style-name="ce13">
            <text:p>51.428</text:p>
          </table:table-cell>
          <table:table-cell office:value-type="float" office:value="51349" table:style-name="ce13">
            <text:p>51.349</text:p>
          </table:table-cell>
          <table:table-cell office:value-type="float" office:value="52585" table:style-name="ce13">
            <text:p>52.585</text:p>
          </table:table-cell>
          <table:table-cell office:value-type="float" office:value="52073" table:style-name="ce13">
            <text:p>52.073</text:p>
          </table:table-cell>
          <table:table-cell office:value-type="float" office:value="51827" table:style-name="ce13">
            <text:p>51.827</text:p>
          </table:table-cell>
          <table:table-cell office:value-type="float" office:value="51682" table:style-name="ce13">
            <text:p>51.682</text:p>
          </table:table-cell>
          <table:table-cell office:value-type="float" office:value="51660" table:style-name="ce13">
            <text:p>51.660</text:p>
          </table:table-cell>
          <table:table-cell office:value-type="float" office:value="53225" table:style-name="ce13">
            <text:p>53.225</text:p>
          </table:table-cell>
          <table:table-cell office:value-type="float" office:value="56413" table:style-name="ce13">
            <text:p>56.41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 GSM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73542521" table:style-name="ce13">
            <text:p>73.542.521</text:p>
          </table:table-cell>
          <table:table-cell office:value-type="float" office:value="73641359" table:style-name="ce13">
            <text:p>73.641.359</text:p>
          </table:table-cell>
          <table:table-cell office:value-type="float" office:value="73916805" table:style-name="ce13">
            <text:p>73.916.805</text:p>
          </table:table-cell>
          <table:table-cell office:value-type="float" office:value="73871048" table:style-name="ce13">
            <text:p>73.871.048</text:p>
          </table:table-cell>
          <table:table-cell office:value-type="float" office:value="74467845" table:style-name="ce13">
            <text:p>74.467.845</text:p>
          </table:table-cell>
          <table:table-cell office:value-type="float" office:value="74202921" table:style-name="ce13">
            <text:p>74.202.921</text:p>
          </table:table-cell>
          <table:table-cell office:value-type="float" office:value="74371788" table:style-name="ce13">
            <text:p>74.371.788</text:p>
          </table:table-cell>
          <table:table-cell office:value-type="float" office:value="74676100" table:style-name="ce13">
            <text:p>74.676.100</text:p>
          </table:table-cell>
          <table:table-cell office:value-type="float" office:value="74837333" table:style-name="ce13">
            <text:p>74.837.333</text:p>
          </table:table-cell>
          <table:table-cell office:value-type="float" office:value="75139067" table:style-name="ce13">
            <text:p>75.139.067</text:p>
          </table:table-cell>
          <table:table-cell office:value-type="float" office:value="75250704" table:style-name="ce13">
            <text:p>75.250.704</text:p>
          </table:table-cell>
          <table:table-cell office:value-type="float" office:value="75720577" table:style-name="ce13">
            <text:p>75.720.577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7745609" table:style-name="ce14">
            <text:p>77.745.609</text:p>
          </table:table-cell>
          <table:table-cell office:value-type="float" office:value="78046756" table:style-name="ce14">
            <text:p>78.046.756</text:p>
          </table:table-cell>
          <table:table-cell office:value-type="float" office:value="78465149" table:style-name="ce14">
            <text:p>78.465.149</text:p>
          </table:table-cell>
          <table:table-cell office:value-type="float" office:value="78550308" table:style-name="ce14">
            <text:p>78.550.308</text:p>
          </table:table-cell>
          <table:table-cell office:value-type="float" office:value="79188079" table:style-name="ce14">
            <text:p>79.188.079</text:p>
          </table:table-cell>
          <table:table-cell office:value-type="float" office:value="79357354" table:style-name="ce14">
            <text:p>79.357.354</text:p>
          </table:table-cell>
          <table:table-cell office:value-type="float" office:value="79405524" table:style-name="ce14">
            <text:p>79.405.524</text:p>
          </table:table-cell>
          <table:table-cell office:value-type="float" office:value="79580202" table:style-name="ce14">
            <text:p>79.580.202</text:p>
          </table:table-cell>
          <table:table-cell office:value-type="float" office:value="79659200" table:style-name="ce14">
            <text:p>79.659.200</text:p>
          </table:table-cell>
          <table:table-cell office:value-type="float" office:value="79724532" table:style-name="ce14">
            <text:p>79.724.532</text:p>
          </table:table-cell>
          <table:table-cell office:value-type="float" office:value="80250744" table:style-name="ce14">
            <text:p>80.250.744</text:p>
          </table:table-cell>
          <table:table-cell office:value-type="float" office:value="79937773" table:style-name="ce14">
            <text:p>79.937.77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Índice de Reclamações</text:p>
          </table:table-cell>
          <table:table-cell office:value-type="float" office:value="0.309" table:style-name="ce7">
            <text:p>0,309</text:p>
          </table:table-cell>
          <table:table-cell office:value-type="float" office:value="0.27800000000000002" table:style-name="ce7">
            <text:p>0,278</text:p>
          </table:table-cell>
          <table:table-cell office:value-type="float" office:value="0.217" table:style-name="ce7">
            <text:p>0,217</text:p>
          </table:table-cell>
          <table:table-cell office:value-type="float" office:value="0.245" table:style-name="ce7">
            <text:p>0,245</text:p>
          </table:table-cell>
          <table:table-cell office:value-type="float" office:value="0.34599999999999997" table:style-name="ce7">
            <text:p>0,346</text:p>
          </table:table-cell>
          <table:table-cell office:value-type="float" office:value="0.31900000000000001" table:style-name="ce7">
            <text:p>0,319</text:p>
          </table:table-cell>
          <table:table-cell office:value-type="float" office:value="0.39200000000000002" table:style-name="ce7">
            <text:p>0,392</text:p>
          </table:table-cell>
          <table:table-cell office:value-type="float" office:value="0.36499999999999999" table:style-name="ce7">
            <text:p>0,365</text:p>
          </table:table-cell>
          <table:table-cell office:value-type="float" office:value="0.36499999999999999" table:style-name="ce7">
            <text:p>0,365</text:p>
          </table:table-cell>
          <table:table-cell office:value-type="float" office:value="0.34399999999999997" table:style-name="ce7">
            <text:p>0,344</text:p>
          </table:table-cell>
          <table:table-cell office:value-type="float" office:value="0.29199999999999998" table:style-name="ce7">
            <text:p>0,292</text:p>
          </table:table-cell>
          <table:table-cell office:value-type="float" office:value="0.21299999999999999" table:style-name="ce7">
            <text:p>0,21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 Celular</text:p>
          </table:table-cell>
          <table:table-cell office:value-type="string" table:style-name="ce6">
            <text:p>Índice de Reclamações</text:p>
          </table:table-cell>
          <table:table-cell office:value-type="float" office:value="0.21199999999999999" table:style-name="ce7">
            <text:p>0,212</text:p>
          </table:table-cell>
          <table:table-cell office:value-type="float" office:value="0.16400000000000001" table:style-name="ce7">
            <text:p>0,164</text:p>
          </table:table-cell>
          <table:table-cell office:value-type="float" office:value="9.6000000000000002E-2" table:style-name="ce7">
            <text:p>0,096</text:p>
          </table:table-cell>
          <table:table-cell office:value-type="float" office:value="0.189" table:style-name="ce7">
            <text:p>0,189</text:p>
          </table:table-cell>
          <table:table-cell office:value-type="float" office:value="0.19600000000000001" table:style-name="ce7">
            <text:p>0,196</text:p>
          </table:table-cell>
          <table:table-cell office:value-type="float" office:value="0.17199999999999999" table:style-name="ce7">
            <text:p>0,172</text:p>
          </table:table-cell>
          <table:table-cell office:value-type="float" office:value="0.246" table:style-name="ce7">
            <text:p>0,246</text:p>
          </table:table-cell>
          <table:table-cell office:value-type="float" office:value="0.22900000000000001" table:style-name="ce7">
            <text:p>0,229</text:p>
          </table:table-cell>
          <table:table-cell office:value-type="float" office:value="0.18099999999999999" table:style-name="ce7">
            <text:p>0,181</text:p>
          </table:table-cell>
          <table:table-cell office:value-type="float" office:value="0.107" table:style-name="ce7">
            <text:p>0,107</text:p>
          </table:table-cell>
          <table:table-cell office:value-type="float" office:value="0.12" table:style-name="ce7">
            <text:p>0,120</text:p>
          </table:table-cell>
          <table:table-cell office:value-type="float" office:value="7.4999999999999997E-2" table:style-name="ce7">
            <text:p>0,07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 Celular</text:p>
          </table:table-cell>
          <table:table-cell office:value-type="string" table:style-name="ce6">
            <text:p>Índice de Reclamações</text:p>
          </table:table-cell>
          <table:table-cell office:value-type="float" office:value="0.46899999999999997" table:style-name="ce7">
            <text:p>0,469</text:p>
          </table:table-cell>
          <table:table-cell office:value-type="float" office:value="0.39500000000000002" table:style-name="ce7">
            <text:p>0,395</text:p>
          </table:table-cell>
          <table:table-cell office:value-type="float" office:value="0.29399999999999998" table:style-name="ce7">
            <text:p>0,294</text:p>
          </table:table-cell>
          <table:table-cell office:value-type="float" office:value="0.313" table:style-name="ce7">
            <text:p>0,313</text:p>
          </table:table-cell>
          <table:table-cell office:value-type="float" office:value="0.47" table:style-name="ce7">
            <text:p>0,470</text:p>
          </table:table-cell>
          <table:table-cell office:value-type="float" office:value="0.44500000000000001" table:style-name="ce7">
            <text:p>0,445</text:p>
          </table:table-cell>
          <table:table-cell office:value-type="float" office:value="0.496" table:style-name="ce7">
            <text:p>0,496</text:p>
          </table:table-cell>
          <table:table-cell office:value-type="float" office:value="0.438" table:style-name="ce7">
            <text:p>0,438</text:p>
          </table:table-cell>
          <table:table-cell office:value-type="float" office:value="0.44800000000000001" table:style-name="ce7">
            <text:p>0,448</text:p>
          </table:table-cell>
          <table:table-cell office:value-type="float" office:value="0.372" table:style-name="ce7">
            <text:p>0,372</text:p>
          </table:table-cell>
          <table:table-cell office:value-type="float" office:value="0.36499999999999999" table:style-name="ce7">
            <text:p>0,365</text:p>
          </table:table-cell>
          <table:table-cell office:value-type="float" office:value="0.28699999999999998" table:style-name="ce7">
            <text:p>0,28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 Celular</text:p>
          </table:table-cell>
          <table:table-cell office:value-type="string" table:style-name="ce6">
            <text:p>Índice de Reclamações</text:p>
          </table:table-cell>
          <table:table-cell office:value-type="float" office:value="6.8000000000000005E-2" table:style-name="ce7">
            <text:p>0,068</text:p>
          </table:table-cell>
          <table:table-cell office:value-type="float" office:value="7.0999999999999994E-2" table:style-name="ce7">
            <text:p>0,071</text:p>
          </table:table-cell>
          <table:table-cell office:value-type="float" office:value="7.3999999999999996E-2" table:style-name="ce7">
            <text:p>0,074</text:p>
          </table:table-cell>
          <table:table-cell office:value-type="float" office:value="1.9E-2" table:style-name="ce7">
            <text:p>0,019</text:p>
          </table:table-cell>
          <table:table-cell office:value-type="float" office:value="9.7000000000000003E-2" table:style-name="ce7">
            <text:p>0,097</text:p>
          </table:table-cell>
          <table:table-cell office:value-type="float" office:value="3.7999999999999999E-2" table:style-name="ce7">
            <text:p>0,038</text:p>
          </table:table-cell>
          <table:table-cell office:value-type="float" office:value="3.7999999999999999E-2" table:style-name="ce7">
            <text:p>0,038</text:p>
          </table:table-cell>
          <table:table-cell office:value-type="float" office:value="0" table:style-name="ce7">
            <text:p>0,000</text:p>
          </table:table-cell>
          <table:table-cell office:value-type="float" office:value="9.7000000000000003E-2" table:style-name="ce7">
            <text:p>0,097</text:p>
          </table:table-cell>
          <table:table-cell office:value-type="float" office:value="0.13600000000000001" table:style-name="ce7">
            <text:p>0,136</text:p>
          </table:table-cell>
          <table:table-cell office:value-type="float" office:value="1.9E-2" table:style-name="ce7">
            <text:p>0,019</text:p>
          </table:table-cell>
          <table:table-cell office:value-type="float" office:value="1.7999999999999999E-2" table:style-name="ce7">
            <text:p>0,01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 GSM</text:p>
          </table:table-cell>
          <table:table-cell office:value-type="string" table:style-name="ce6">
            <text:p>Índice de Reclamações</text:p>
          </table:table-cell>
          <table:table-cell office:value-type="float" office:value="0.35699999999999998" table:style-name="ce7">
            <text:p>0,357</text:p>
          </table:table-cell>
          <table:table-cell office:value-type="float" office:value="0.311" table:style-name="ce7">
            <text:p>0,311</text:p>
          </table:table-cell>
          <table:table-cell office:value-type="float" office:value="0.26200000000000001" table:style-name="ce7">
            <text:p>0,262</text:p>
          </table:table-cell>
          <table:table-cell office:value-type="float" office:value="0.29499999999999998" table:style-name="ce7">
            <text:p>0,295</text:p>
          </table:table-cell>
          <table:table-cell office:value-type="float" office:value="0.40200000000000002" table:style-name="ce7">
            <text:p>0,402</text:p>
          </table:table-cell>
          <table:table-cell office:value-type="float" office:value="0.40899999999999997" table:style-name="ce7">
            <text:p>0,409</text:p>
          </table:table-cell>
          <table:table-cell office:value-type="float" office:value="0.44400000000000001" table:style-name="ce7">
            <text:p>0,444</text:p>
          </table:table-cell>
          <table:table-cell office:value-type="float" office:value="0.41799999999999998" table:style-name="ce7">
            <text:p>0,418</text:p>
          </table:table-cell>
          <table:table-cell office:value-type="float" office:value="0.438" table:style-name="ce7">
            <text:p>0,438</text:p>
          </table:table-cell>
          <table:table-cell office:value-type="float" office:value="0.42599999999999999" table:style-name="ce7">
            <text:p>0,426</text:p>
          </table:table-cell>
          <table:table-cell office:value-type="float" office:value="0.39" table:style-name="ce7">
            <text:p>0,390</text:p>
          </table:table-cell>
          <table:table-cell office:value-type="float" office:value="0.30199999999999999" table:style-name="ce7">
            <text:p>0,302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0.32100000000000001" table:style-name="ce9">
            <text:p>0,321</text:p>
          </table:table-cell>
          <table:table-cell office:value-type="float" office:value="0.26500000000000001" table:style-name="ce9">
            <text:p>0,265</text:p>
          </table:table-cell>
          <table:table-cell office:value-type="float" office:value="0.222" table:style-name="ce9">
            <text:p>0,222</text:p>
          </table:table-cell>
          <table:table-cell office:value-type="float" office:value="0.22800000000000001" table:style-name="ce9">
            <text:p>0,228</text:p>
          </table:table-cell>
          <table:table-cell office:value-type="float" office:value="0.33100000000000002" table:style-name="ce9">
            <text:p>0,331</text:p>
          </table:table-cell>
          <table:table-cell office:value-type="float" office:value="0.30399999999999999" table:style-name="ce9">
            <text:p>0,304</text:p>
          </table:table-cell>
          <table:table-cell office:value-type="float" office:value="0.35799999999999998" table:style-name="ce9">
            <text:p>0,358</text:p>
          </table:table-cell>
          <table:table-cell office:value-type="float" office:value="0.375" table:style-name="ce9">
            <text:p>0,375</text:p>
          </table:table-cell>
          <table:table-cell office:value-type="float" office:value="0.372" table:style-name="ce9">
            <text:p>0,372</text:p>
          </table:table-cell>
          <table:table-cell office:value-type="float" office:value="0.32800000000000001" table:style-name="ce9">
            <text:p>0,328</text:p>
          </table:table-cell>
          <table:table-cell office:value-type="float" office:value="0.34599999999999997" table:style-name="ce9">
            <text:p>0,346</text:p>
          </table:table-cell>
          <table:table-cell office:value-type="float" office:value="0.28000000000000003" table:style-name="ce9">
            <text:p>0,280</text:p>
          </table:table-cell>
          <table:table-cell table:number-columns-repeated="16370"/>
        </table:table-row>
        <table:table-row table:style-name="ro5">
          <table:table-cell table:style-name="ce10"/>
          <table:table-cell table:style-name="ce11"/>
          <table:table-cell table:number-columns-repeated="12" table:style-name="ce12"/>
          <table:table-cell table:number-columns-repeated="16370"/>
        </table:table-row>
        <table:table-row table:style-name="ro4">
          <table:table-cell office:value-type="string" table:style-name="ce6">
            <text:p>Claro</text:p>
          </table:table-cell>
          <table:table-cell office:value-type="string" table:style-name="ce15">
            <text:p>Quantidade de resolvidas</text:p>
          </table:table-cell>
          <table:table-cell office:value-type="float" office:value="20932" table:style-name="ce13">
            <text:p>20.932</text:p>
          </table:table-cell>
          <table:table-cell office:value-type="float" office:value="19082" table:style-name="ce13">
            <text:p>19.082</text:p>
          </table:table-cell>
          <table:table-cell office:value-type="float" office:value="14466" table:style-name="ce13">
            <text:p>14.466</text:p>
          </table:table-cell>
          <table:table-cell office:value-type="float" office:value="15829" table:style-name="ce13">
            <text:p>15.829</text:p>
          </table:table-cell>
          <table:table-cell office:value-type="float" office:value="23179" table:style-name="ce13">
            <text:p>23.179</text:p>
          </table:table-cell>
          <table:table-cell office:value-type="float" office:value="21703" table:style-name="ce13">
            <text:p>21.703</text:p>
          </table:table-cell>
          <table:table-cell office:value-type="float" office:value="27000" table:style-name="ce13">
            <text:p>27.000</text:p>
          </table:table-cell>
          <table:table-cell office:value-type="float" office:value="25124" table:style-name="ce13">
            <text:p>25.124</text:p>
          </table:table-cell>
          <table:table-cell office:value-type="float" office:value="25034" table:style-name="ce13">
            <text:p>25.034</text:p>
          </table:table-cell>
          <table:table-cell office:value-type="float" office:value="22807" table:style-name="ce13">
            <text:p>22.807</text:p>
          </table:table-cell>
          <table:table-cell office:value-type="float" office:value="20432" table:style-name="ce13">
            <text:p>20.432</text:p>
          </table:table-cell>
          <table:table-cell office:value-type="float" office:value="14863" table:style-name="ce13">
            <text:p>14.863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TBC Celular</text:p>
          </table:table-cell>
          <table:table-cell office:value-type="string" table:style-name="ce15">
            <text:p>Quantidade de resolvidas</text:p>
          </table:table-cell>
          <table:table-cell office:value-type="float" office:value="217" table:style-name="ce1">
            <text:p>217</text:p>
          </table:table-cell>
          <table:table-cell office:value-type="float" office:value="171" table:style-name="ce13">
            <text:p>171</text:p>
          </table:table-cell>
          <table:table-cell office:value-type="float" office:value="102" table:style-name="ce1">
            <text:p>102</text:p>
          </table:table-cell>
          <table:table-cell office:value-type="float" office:value="203" table:style-name="ce1">
            <text:p>203</text:p>
          </table:table-cell>
          <table:table-cell office:value-type="float" office:value="214" table:style-name="ce1">
            <text:p>214</text:p>
          </table:table-cell>
          <table:table-cell office:value-type="float" office:value="189" table:style-name="ce1">
            <text:p>189</text:p>
          </table:table-cell>
          <table:table-cell office:value-type="float" office:value="272" table:style-name="ce1">
            <text:p>272</text:p>
          </table:table-cell>
          <table:table-cell office:value-type="float" office:value="256" table:style-name="ce1">
            <text:p>256</text:p>
          </table:table-cell>
          <table:table-cell office:value-type="float" office:value="206" table:style-name="ce1">
            <text:p>206</text:p>
          </table:table-cell>
          <table:table-cell office:value-type="float" office:value="124" table:style-name="ce1">
            <text:p>124</text:p>
          </table:table-cell>
          <table:table-cell office:value-type="float" office:value="141" table:style-name="ce13">
            <text:p>141</text:p>
          </table:table-cell>
          <table:table-cell office:value-type="float" office:value="90" table:style-name="ce13">
            <text:p>9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OI Celular</text:p>
          </table:table-cell>
          <table:table-cell office:value-type="string" table:style-name="ce15">
            <text:p>Quantidade de resolvidas</text:p>
          </table:table-cell>
          <table:table-cell office:value-type="float" office:value="23624" table:style-name="ce13">
            <text:p>23.624</text:p>
          </table:table-cell>
          <table:table-cell office:value-type="float" office:value="19380" table:style-name="ce13">
            <text:p>19.380</text:p>
          </table:table-cell>
          <table:table-cell office:value-type="float" office:value="14584" table:style-name="ce13">
            <text:p>14.584</text:p>
          </table:table-cell>
          <table:table-cell office:value-type="float" office:value="14487" table:style-name="ce13">
            <text:p>14.487</text:p>
          </table:table-cell>
          <table:table-cell office:value-type="float" office:value="23686" table:style-name="ce13">
            <text:p>23.686</text:p>
          </table:table-cell>
          <table:table-cell office:value-type="float" office:value="22557" table:style-name="ce13">
            <text:p>22.557</text:p>
          </table:table-cell>
          <table:table-cell office:value-type="float" office:value="23638" table:style-name="ce13">
            <text:p>23.638</text:p>
          </table:table-cell>
          <table:table-cell office:value-type="float" office:value="22034" table:style-name="ce13">
            <text:p>22.034</text:p>
          </table:table-cell>
          <table:table-cell office:value-type="float" office:value="22798" table:style-name="ce13">
            <text:p>22.798</text:p>
          </table:table-cell>
          <table:table-cell office:value-type="float" office:value="18868" table:style-name="ce13">
            <text:p>18.868</text:p>
          </table:table-cell>
          <table:table-cell office:value-type="float" office:value="18484" table:style-name="ce13">
            <text:p>18.484</text:p>
          </table:table-cell>
          <table:table-cell office:value-type="float" office:value="14470" table:style-name="ce13">
            <text:p>14.47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Sercomtel Celular</text:p>
          </table:table-cell>
          <table:table-cell office:value-type="string" table:style-name="ce15">
            <text:p>Quantidade de resolvida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TIM GSM</text:p>
          </table:table-cell>
          <table:table-cell office:value-type="string" table:style-name="ce15">
            <text:p>Quantidade de resolvidas</text:p>
          </table:table-cell>
          <table:table-cell office:value-type="float" office:value="26126" table:style-name="ce13">
            <text:p>26.126</text:p>
          </table:table-cell>
          <table:table-cell office:value-type="float" office:value="22733" table:style-name="ce13">
            <text:p>22.733</text:p>
          </table:table-cell>
          <table:table-cell office:value-type="float" office:value="19255" table:style-name="ce13">
            <text:p>19.255</text:p>
          </table:table-cell>
          <table:table-cell office:value-type="float" office:value="21323" table:style-name="ce13">
            <text:p>21.323</text:p>
          </table:table-cell>
          <table:table-cell office:value-type="float" office:value="29903" table:style-name="ce13">
            <text:p>29.903</text:p>
          </table:table-cell>
          <table:table-cell office:value-type="float" office:value="30065" table:style-name="ce13">
            <text:p>30.065</text:p>
          </table:table-cell>
          <table:table-cell office:value-type="float" office:value="32805" table:style-name="ce13">
            <text:p>32.805</text:p>
          </table:table-cell>
          <table:table-cell office:value-type="float" office:value="30968" table:style-name="ce13">
            <text:p>30.968</text:p>
          </table:table-cell>
          <table:table-cell office:value-type="float" office:value="32280" table:style-name="ce13">
            <text:p>32.280</text:p>
          </table:table-cell>
          <table:table-cell office:value-type="float" office:value="31035" table:style-name="ce13">
            <text:p>31.035</text:p>
          </table:table-cell>
          <table:table-cell office:value-type="float" office:value="29054" table:style-name="ce13">
            <text:p>29.054</text:p>
          </table:table-cell>
          <table:table-cell office:value-type="float" office:value="22690" table:style-name="ce13">
            <text:p>22.690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Vivo</text:p>
          </table:table-cell>
          <table:table-cell office:value-type="string" table:style-name="ce16">
            <text:p>Quantidade de resolvidas</text:p>
          </table:table-cell>
          <table:table-cell office:value-type="float" office:value="24907" table:style-name="ce14">
            <text:p>24.907</text:p>
          </table:table-cell>
          <table:table-cell office:value-type="float" office:value="20597" table:style-name="ce17">
            <text:p>20.597</text:p>
          </table:table-cell>
          <table:table-cell office:value-type="float" office:value="17260" table:style-name="ce14">
            <text:p>17.260</text:p>
          </table:table-cell>
          <table:table-cell office:value-type="float" office:value="17640" table:style-name="ce14">
            <text:p>17.640</text:p>
          </table:table-cell>
          <table:table-cell office:value-type="float" office:value="25817" table:style-name="ce14">
            <text:p>25.817</text:p>
          </table:table-cell>
          <table:table-cell office:value-type="float" office:value="23983" table:style-name="ce14">
            <text:p>23.983</text:p>
          </table:table-cell>
          <table:table-cell office:value-type="float" office:value="28104" table:style-name="ce14">
            <text:p>28.104</text:p>
          </table:table-cell>
          <table:table-cell office:value-type="float" office:value="29704" table:style-name="ce14">
            <text:p>29.704</text:p>
          </table:table-cell>
          <table:table-cell office:value-type="float" office:value="29563" table:style-name="ce14">
            <text:p>29.563</text:p>
          </table:table-cell>
          <table:table-cell office:value-type="float" office:value="25994" table:style-name="ce14">
            <text:p>25.994</text:p>
          </table:table-cell>
          <table:table-cell office:value-type="float" office:value="27498" table:style-name="ce17">
            <text:p>27.498</text:p>
          </table:table-cell>
          <table:table-cell office:value-type="float" office:value="22260" table:style-name="ce17">
            <text:p>22.26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laro</text:p>
          </table:table-cell>
          <table:table-cell office:value-type="string" table:style-name="ce15">
            <text:p>Quantidade de reabertas</text:p>
          </table:table-cell>
          <table:table-cell office:value-type="float" office:value="1761" table:style-name="ce13">
            <text:p>1.761</text:p>
          </table:table-cell>
          <table:table-cell office:value-type="float" office:value="1656" table:style-name="ce1">
            <text:p>1656</text:p>
          </table:table-cell>
          <table:table-cell office:value-type="float" office:value="1444" table:style-name="ce1">
            <text:p>1444</text:p>
          </table:table-cell>
          <table:table-cell office:value-type="float" office:value="1608" table:style-name="ce1">
            <text:p>1608</text:p>
          </table:table-cell>
          <table:table-cell office:value-type="float" office:value="1868" table:style-name="ce1">
            <text:p>1868</text:p>
          </table:table-cell>
          <table:table-cell office:value-type="float" office:value="1651" table:style-name="ce1">
            <text:p>1651</text:p>
          </table:table-cell>
          <table:table-cell office:value-type="float" office:value="2159" table:style-name="ce1">
            <text:p>2159</text:p>
          </table:table-cell>
          <table:table-cell office:value-type="float" office:value="2306" table:style-name="ce1">
            <text:p>2306</text:p>
          </table:table-cell>
          <table:table-cell office:value-type="float" office:value="2924" table:style-name="ce1">
            <text:p>2924</text:p>
          </table:table-cell>
          <table:table-cell office:value-type="float" office:value="2484" table:style-name="ce1">
            <text:p>2484</text:p>
          </table:table-cell>
          <table:table-cell office:value-type="float" office:value="1715" table:style-name="ce13">
            <text:p>1.715</text:p>
          </table:table-cell>
          <table:table-cell office:value-type="float" office:value="1134" table:style-name="ce13">
            <text:p>1.134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TBC Celular</text:p>
          </table:table-cell>
          <table:table-cell office:value-type="string" table:style-name="ce15">
            <text:p>Quantidade de reabertas</text:p>
          </table:table-cell>
          <table:table-cell office:value-type="float" office:value="16" table:style-name="ce13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3">
            <text:p>20</text:p>
          </table:table-cell>
          <table:table-cell office:value-type="float" office:value="17" table:style-name="ce13">
            <text:p>17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OI Celular</text:p>
          </table:table-cell>
          <table:table-cell office:value-type="string" table:style-name="ce15">
            <text:p>Quantidade de reabertas</text:p>
          </table:table-cell>
          <table:table-cell office:value-type="float" office:value="2395" table:style-name="ce13">
            <text:p>2.395</text:p>
          </table:table-cell>
          <table:table-cell office:value-type="float" office:value="2417" table:style-name="ce1">
            <text:p>2417</text:p>
          </table:table-cell>
          <table:table-cell office:value-type="float" office:value="1430" table:style-name="ce1">
            <text:p>1430</text:p>
          </table:table-cell>
          <table:table-cell office:value-type="float" office:value="1659" table:style-name="ce1">
            <text:p>1659</text:p>
          </table:table-cell>
          <table:table-cell office:value-type="float" office:value="2523" table:style-name="ce1">
            <text:p>2523</text:p>
          </table:table-cell>
          <table:table-cell office:value-type="float" office:value="1797" table:style-name="ce1">
            <text:p>1797</text:p>
          </table:table-cell>
          <table:table-cell office:value-type="float" office:value="1871" table:style-name="ce1">
            <text:p>1871</text:p>
          </table:table-cell>
          <table:table-cell office:value-type="float" office:value="1988" table:style-name="ce1">
            <text:p>1988</text:p>
          </table:table-cell>
          <table:table-cell office:value-type="float" office:value="1939" table:style-name="ce1">
            <text:p>1939</text:p>
          </table:table-cell>
          <table:table-cell office:value-type="float" office:value="1512" table:style-name="ce1">
            <text:p>1512</text:p>
          </table:table-cell>
          <table:table-cell office:value-type="float" office:value="1418" table:style-name="ce13">
            <text:p>1.418</text:p>
          </table:table-cell>
          <table:table-cell office:value-type="float" office:value="1036" table:style-name="ce13">
            <text:p>1.036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Sercomtel Celular</text:p>
          </table:table-cell>
          <table:table-cell office:value-type="string" table:style-name="ce15">
            <text:p>Quantidade de reaberta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TIM GSM</text:p>
          </table:table-cell>
          <table:table-cell office:value-type="string" table:style-name="ce15">
            <text:p>Quantidade de reabertas</text:p>
          </table:table-cell>
          <table:table-cell office:value-type="float" office:value="1907" table:style-name="ce13">
            <text:p>1.907</text:p>
          </table:table-cell>
          <table:table-cell office:value-type="float" office:value="1644" table:style-name="ce1">
            <text:p>1644</text:p>
          </table:table-cell>
          <table:table-cell office:value-type="float" office:value="1474" table:style-name="ce1">
            <text:p>1474</text:p>
          </table:table-cell>
          <table:table-cell office:value-type="float" office:value="1680" table:style-name="ce1">
            <text:p>1680</text:p>
          </table:table-cell>
          <table:table-cell office:value-type="float" office:value="2534" table:style-name="ce1">
            <text:p>2534</text:p>
          </table:table-cell>
          <table:table-cell office:value-type="float" office:value="1656" table:style-name="ce1">
            <text:p>1656</text:p>
          </table:table-cell>
          <table:table-cell office:value-type="float" office:value="2311" table:style-name="ce1">
            <text:p>2311</text:p>
          </table:table-cell>
          <table:table-cell office:value-type="float" office:value="2314" table:style-name="ce1">
            <text:p>2314</text:p>
          </table:table-cell>
          <table:table-cell office:value-type="float" office:value="2371" table:style-name="ce1">
            <text:p>2371</text:p>
          </table:table-cell>
          <table:table-cell office:value-type="float" office:value="1889" table:style-name="ce1">
            <text:p>1889</text:p>
          </table:table-cell>
          <table:table-cell office:value-type="float" office:value="1843" table:style-name="ce13">
            <text:p>1.843</text:p>
          </table:table-cell>
          <table:table-cell office:value-type="float" office:value="1342" table:style-name="ce13">
            <text:p>1.342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Vivo</text:p>
          </table:table-cell>
          <table:table-cell office:value-type="string" table:style-name="ce16">
            <text:p>Quantidade de reabertas</text:p>
          </table:table-cell>
          <table:table-cell office:value-type="float" office:value="1183" table:style-name="ce14">
            <text:p>1.183</text:p>
          </table:table-cell>
          <table:table-cell office:value-type="float" office:value="1051" table:style-name="ce17">
            <text:p>1.051</text:p>
          </table:table-cell>
          <table:table-cell office:value-type="float" office:value="879" table:style-name="ce18">
            <text:p>879</text:p>
          </table:table-cell>
          <table:table-cell office:value-type="float" office:value="1135" table:style-name="ce18">
            <text:p>1135</text:p>
          </table:table-cell>
          <table:table-cell office:value-type="float" office:value="1509" table:style-name="ce18">
            <text:p>1509</text:p>
          </table:table-cell>
          <table:table-cell office:value-type="float" office:value="1303" table:style-name="ce18">
            <text:p>1303</text:p>
          </table:table-cell>
          <table:table-cell office:value-type="float" office:value="1530" table:style-name="ce18">
            <text:p>1530</text:p>
          </table:table-cell>
          <table:table-cell office:value-type="float" office:value="2221" table:style-name="ce18">
            <text:p>2221</text:p>
          </table:table-cell>
          <table:table-cell office:value-type="float" office:value="2041" table:style-name="ce18">
            <text:p>2041</text:p>
          </table:table-cell>
          <table:table-cell office:value-type="float" office:value="1714" table:style-name="ce18">
            <text:p>1714</text:p>
          </table:table-cell>
          <table:table-cell office:value-type="float" office:value="1788" table:style-name="ce17">
            <text:p>1.788</text:p>
          </table:table-cell>
          <table:table-cell office:value-type="float" office:value="1154" table:style-name="ce17">
            <text:p>1.154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laro</text:p>
          </table:table-cell>
          <table:table-cell office:value-type="string" table:style-name="ce6">
            <text:p>Taxa de Reabertas</text:p>
          </table:table-cell>
          <table:table-cell office:value-type="float" office:value="8.4130000000000003" table:style-name="ce7">
            <text:p>8,413</text:p>
          </table:table-cell>
          <table:table-cell office:value-type="float" office:value="5.4240000000000004" table:style-name="ce7">
            <text:p>5,424</text:p>
          </table:table-cell>
          <table:table-cell office:value-type="float" office:value="9.9819999999999993" table:style-name="ce7">
            <text:p>9,982</text:p>
          </table:table-cell>
          <table:table-cell office:value-type="float" office:value="10.188000000000001" table:style-name="ce7">
            <text:p>10,188</text:p>
          </table:table-cell>
          <table:table-cell office:value-type="float" office:value="8.0589999999999993" table:style-name="ce7">
            <text:p>8,059</text:p>
          </table:table-cell>
          <table:table-cell office:value-type="float" office:value="7.6070000000000002" table:style-name="ce7">
            <text:p>7,607</text:p>
          </table:table-cell>
          <table:table-cell office:value-type="float" office:value="7.9960000000000004" table:style-name="ce7">
            <text:p>7,996</text:p>
          </table:table-cell>
          <table:table-cell office:value-type="float" office:value="9.1780000000000008" table:style-name="ce7">
            <text:p>9,178</text:p>
          </table:table-cell>
          <table:table-cell office:value-type="float" office:value="11.68" table:style-name="ce7">
            <text:p>11,680</text:p>
          </table:table-cell>
          <table:table-cell office:value-type="float" office:value="10.891" table:style-name="ce7">
            <text:p>10,891</text:p>
          </table:table-cell>
          <table:table-cell office:value-type="float" office:value="8.3940000000000001" table:style-name="ce7">
            <text:p>8,394</text:p>
          </table:table-cell>
          <table:table-cell office:value-type="float" office:value="7.63" table:style-name="ce7">
            <text:p>7,63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TBC Celular</text:p>
          </table:table-cell>
          <table:table-cell office:value-type="string" table:style-name="ce6">
            <text:p>Taxa de Reabertas</text:p>
          </table:table-cell>
          <table:table-cell office:value-type="float" office:value="7.3730000000000002" table:style-name="ce7">
            <text:p>7,373</text:p>
          </table:table-cell>
          <table:table-cell office:value-type="float" office:value="6.944" table:style-name="ce7">
            <text:p>6,944</text:p>
          </table:table-cell>
          <table:table-cell office:value-type="float" office:value="15.686" table:style-name="ce7">
            <text:p>15,686</text:p>
          </table:table-cell>
          <table:table-cell office:value-type="float" office:value="3.96" table:style-name="ce7">
            <text:p>3,960</text:p>
          </table:table-cell>
          <table:table-cell office:value-type="float" office:value="8.8789999999999996" table:style-name="ce7">
            <text:p>8,879</text:p>
          </table:table-cell>
          <table:table-cell office:value-type="float" office:value="5.82" table:style-name="ce7">
            <text:p>5,820</text:p>
          </table:table-cell>
          <table:table-cell office:value-type="float" office:value="11.029" table:style-name="ce7">
            <text:p>11,029</text:p>
          </table:table-cell>
          <table:table-cell office:value-type="float" office:value="11.327999999999999" table:style-name="ce7">
            <text:p>11,328</text:p>
          </table:table-cell>
          <table:table-cell office:value-type="float" office:value="10.68" table:style-name="ce7">
            <text:p>10,680</text:p>
          </table:table-cell>
          <table:table-cell office:value-type="float" office:value="20.161000000000001" table:style-name="ce7">
            <text:p>20,161</text:p>
          </table:table-cell>
          <table:table-cell office:value-type="float" office:value="14.183999999999999" table:style-name="ce7">
            <text:p>14,184</text:p>
          </table:table-cell>
          <table:table-cell office:value-type="float" office:value="18.888999999999999" table:style-name="ce7">
            <text:p>18,889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OI Celular</text:p>
          </table:table-cell>
          <table:table-cell office:value-type="string" table:style-name="ce6">
            <text:p>Taxa de Reabertas</text:p>
          </table:table-cell>
          <table:table-cell office:value-type="float" office:value="10.138" table:style-name="ce7">
            <text:p>10,138</text:p>
          </table:table-cell>
          <table:table-cell office:value-type="float" office:value="7.7949999999999999" table:style-name="ce7">
            <text:p>7,795</text:p>
          </table:table-cell>
          <table:table-cell office:value-type="float" office:value="9.8049999999999997" table:style-name="ce7">
            <text:p>9,805</text:p>
          </table:table-cell>
          <table:table-cell office:value-type="float" office:value="11.456" table:style-name="ce7">
            <text:p>11,456</text:p>
          </table:table-cell>
          <table:table-cell office:value-type="float" office:value="10.651999999999999" table:style-name="ce7">
            <text:p>10,652</text:p>
          </table:table-cell>
          <table:table-cell office:value-type="float" office:value="7.9660000000000002" table:style-name="ce7">
            <text:p>7,966</text:p>
          </table:table-cell>
          <table:table-cell office:value-type="float" office:value="7.915" table:style-name="ce7">
            <text:p>7,915</text:p>
          </table:table-cell>
          <table:table-cell office:value-type="float" office:value="9.0220000000000002" table:style-name="ce7">
            <text:p>9,022</text:p>
          </table:table-cell>
          <table:table-cell office:value-type="float" office:value="8.5050000000000008" table:style-name="ce7">
            <text:p>8,505</text:p>
          </table:table-cell>
          <table:table-cell office:value-type="float" office:value="8.0139999999999993" table:style-name="ce7">
            <text:p>8,014</text:p>
          </table:table-cell>
          <table:table-cell office:value-type="float" office:value="7.6710000000000003" table:style-name="ce7">
            <text:p>7,671</text:p>
          </table:table-cell>
          <table:table-cell office:value-type="float" office:value="7.16" table:style-name="ce7">
            <text:p>7,16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Sercomtel Celular</text:p>
          </table:table-cell>
          <table:table-cell office:value-type="string" table:style-name="ce6">
            <text:p>Taxa de Reabertas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25" table:style-name="ce7">
            <text:p>25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string" table:style-name="ce19">
            <office:annotation draw:style-name="a0" svg:x="14.7916666666667in" svg:y="10.8125in" svg:width="1.63541666666667in" svg:height="0.90625in">
              <dc:creator>Windows User</dc:creator>
              <text:p><text:span text:style-name="T2">Sercomtel - Não houve reclamação no mês de agosto/2014</text:span></text:p>
            </office:annotation>
            <text:p>-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TIM GSM</text:p>
          </table:table-cell>
          <table:table-cell office:value-type="string" table:style-name="ce6">
            <text:p>Taxa de Reabertas</text:p>
          </table:table-cell>
          <table:table-cell office:value-type="float" office:value="7.2990000000000004" table:style-name="ce7">
            <text:p>7,299</text:p>
          </table:table-cell>
          <table:table-cell office:value-type="float" office:value="4.5199999999999996" table:style-name="ce7">
            <text:p>4,520</text:p>
          </table:table-cell>
          <table:table-cell office:value-type="float" office:value="7.6550000000000002" table:style-name="ce7">
            <text:p>7,655</text:p>
          </table:table-cell>
          <table:table-cell office:value-type="float" office:value="7.875" table:style-name="ce7">
            <text:p>7,875</text:p>
          </table:table-cell>
          <table:table-cell office:value-type="float" office:value="8.4740000000000002" table:style-name="ce7">
            <text:p>8,474</text:p>
          </table:table-cell>
          <table:table-cell office:value-type="float" office:value="5.508" table:style-name="ce7">
            <text:p>5,508</text:p>
          </table:table-cell>
          <table:table-cell office:value-type="float" office:value="7.0449999999999999" table:style-name="ce7">
            <text:p>7,045</text:p>
          </table:table-cell>
          <table:table-cell office:value-type="float" office:value="7.4720000000000004" table:style-name="ce7">
            <text:p>7,472</text:p>
          </table:table-cell>
          <table:table-cell office:value-type="float" office:value="7.3449999999999998" table:style-name="ce7">
            <text:p>7,345</text:p>
          </table:table-cell>
          <table:table-cell office:value-type="float" office:value="6.0869999999999997" table:style-name="ce7">
            <text:p>6,087</text:p>
          </table:table-cell>
          <table:table-cell office:value-type="float" office:value="6.343" table:style-name="ce7">
            <text:p>6,343</text:p>
          </table:table-cell>
          <table:table-cell office:value-type="float" office:value="5.9139999999999997" table:style-name="ce7">
            <text:p>5,914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4.75" table:style-name="ce9">
            <text:p>4,750</text:p>
          </table:table-cell>
          <table:table-cell office:value-type="float" office:value="3.1890000000000001" table:style-name="ce9">
            <text:p>3,189</text:p>
          </table:table-cell>
          <table:table-cell office:value-type="float" office:value="5.093" table:style-name="ce9">
            <text:p>5,093</text:p>
          </table:table-cell>
          <table:table-cell office:value-type="float" office:value="6.4329999999999998" table:style-name="ce9">
            <text:p>6,433</text:p>
          </table:table-cell>
          <table:table-cell office:value-type="float" office:value="5.8449999999999998" table:style-name="ce9">
            <text:p>5,845</text:p>
          </table:table-cell>
          <table:table-cell office:value-type="float" office:value="5.4329999999999998" table:style-name="ce9">
            <text:p>5,433</text:p>
          </table:table-cell>
          <table:table-cell office:value-type="float" office:value="5.444" table:style-name="ce9">
            <text:p>5,444</text:p>
          </table:table-cell>
          <table:table-cell office:value-type="float" office:value="7.4770000000000003" table:style-name="ce9">
            <text:p>7,477</text:p>
          </table:table-cell>
          <table:table-cell office:value-type="float" office:value="6.9039999999999999" table:style-name="ce9">
            <text:p>6,904</text:p>
          </table:table-cell>
          <table:table-cell office:value-type="float" office:value="6.5940000000000003" table:style-name="ce9">
            <text:p>6,594</text:p>
          </table:table-cell>
          <table:table-cell office:value-type="float" office:value="6.5019999999999998" table:style-name="ce9">
            <text:p>6,502</text:p>
          </table:table-cell>
          <table:table-cell office:value-type="float" office:value="5.1840000000000002" table:style-name="ce9">
            <text:p>5,184</text:p>
          </table:table-cell>
          <table:table-cell table:number-columns-repeated="16370"/>
        </table:table-row>
        <table:table-row table:style-name="ro5">
          <table:table-cell table:style-name="ce10"/>
          <table:table-cell table:style-name="ce11"/>
          <table:table-cell table:number-columns-repeated="12" table:style-name="ce12"/>
          <table:table-cell table:number-columns-repeated="16370"/>
        </table:table-row>
        <table:table-row table:style-name="ro4">
          <table:table-cell office:value-type="string" table:style-name="ce6">
            <text:p>Claro</text:p>
          </table:table-cell>
          <table:table-cell office:value-type="string" table:style-name="ce15">
            <text:p>Quantidade de Sol. Resolvidas em até 5 dias</text:p>
          </table:table-cell>
          <table:table-cell office:value-type="float" office:value="18468" table:style-name="ce13">
            <text:p>18.468</text:p>
          </table:table-cell>
          <table:table-cell office:value-type="float" office:value="19181" table:style-name="ce13">
            <text:p>19.181</text:p>
          </table:table-cell>
          <table:table-cell office:value-type="float" office:value="14906" table:style-name="ce13">
            <text:p>14.906</text:p>
          </table:table-cell>
          <table:table-cell office:value-type="float" office:value="14363" table:style-name="ce13">
            <text:p>14.363</text:p>
          </table:table-cell>
          <table:table-cell office:value-type="float" office:value="20481" table:style-name="ce13">
            <text:p>20.481</text:p>
          </table:table-cell>
          <table:table-cell office:value-type="float" office:value="19055" table:style-name="ce13">
            <text:p>19.055</text:p>
          </table:table-cell>
          <table:table-cell office:value-type="float" office:value="23578" table:style-name="ce13">
            <text:p>23.578</text:p>
          </table:table-cell>
          <table:table-cell office:value-type="float" office:value="21750" table:style-name="ce13">
            <text:p>21.750</text:p>
          </table:table-cell>
          <table:table-cell office:value-type="float" office:value="21051" table:style-name="ce13">
            <text:p>21.051</text:p>
          </table:table-cell>
          <table:table-cell office:value-type="float" office:value="18942" table:style-name="ce13">
            <text:p>18.942</text:p>
          </table:table-cell>
          <table:table-cell office:value-type="float" office:value="15757" table:style-name="ce13">
            <text:p>15.757</text:p>
          </table:table-cell>
          <table:table-cell office:value-type="float" office:value="13383" table:style-name="ce13">
            <text:p>13.383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TBC Celular</text:p>
          </table:table-cell>
          <table:table-cell office:value-type="string" table:style-name="ce15">
            <text:p>Quantidade de Sol. Resolvidas em até 5 dias</text:p>
          </table:table-cell>
          <table:table-cell office:value-type="float" office:value="194" table:style-name="ce1">
            <text:p>194</text:p>
          </table:table-cell>
          <table:table-cell office:value-type="float" office:value="171" table:style-name="ce1">
            <text:p>171</text:p>
          </table:table-cell>
          <table:table-cell office:value-type="float" office:value="102" table:style-name="ce1">
            <text:p>102</text:p>
          </table:table-cell>
          <table:table-cell office:value-type="float" office:value="114" table:style-name="ce1">
            <text:p>114</text:p>
          </table:table-cell>
          <table:table-cell office:value-type="float" office:value="185" table:style-name="ce1">
            <text:p>185</text:p>
          </table:table-cell>
          <table:table-cell office:value-type="float" office:value="169" table:style-name="ce1">
            <text:p>169</text:p>
          </table:table-cell>
          <table:table-cell office:value-type="float" office:value="227" table:style-name="ce1">
            <text:p>227</text:p>
          </table:table-cell>
          <table:table-cell office:value-type="float" office:value="210" table:style-name="ce1">
            <text:p>210</text:p>
          </table:table-cell>
          <table:table-cell office:value-type="float" office:value="171" table:style-name="ce1">
            <text:p>171</text:p>
          </table:table-cell>
          <table:table-cell office:value-type="float" office:value="98" table:style-name="ce1">
            <text:p>98</text:p>
          </table:table-cell>
          <table:table-cell office:value-type="float" office:value="116" table:style-name="ce13">
            <text:p>116</text:p>
          </table:table-cell>
          <table:table-cell office:value-type="float" office:value="67" table:style-name="ce13">
            <text:p>67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OI Celular</text:p>
          </table:table-cell>
          <table:table-cell office:value-type="string" table:style-name="ce15">
            <text:p>Quantidade de Sol. Resolvidas em até 5 dias</text:p>
          </table:table-cell>
          <table:table-cell office:value-type="float" office:value="20089" table:style-name="ce13">
            <text:p>20.089</text:p>
          </table:table-cell>
          <table:table-cell office:value-type="float" office:value="19904" table:style-name="ce13">
            <text:p>19.904</text:p>
          </table:table-cell>
          <table:table-cell office:value-type="float" office:value="14878" table:style-name="ce13">
            <text:p>14.878</text:p>
          </table:table-cell>
          <table:table-cell office:value-type="float" office:value="12893" table:style-name="ce13">
            <text:p>12.893</text:p>
          </table:table-cell>
          <table:table-cell office:value-type="float" office:value="20740" table:style-name="ce13">
            <text:p>20.740</text:p>
          </table:table-cell>
          <table:table-cell office:value-type="float" office:value="18719" table:style-name="ce13">
            <text:p>18.719</text:p>
          </table:table-cell>
          <table:table-cell office:value-type="float" office:value="19190" table:style-name="ce13">
            <text:p>19.190</text:p>
          </table:table-cell>
          <table:table-cell office:value-type="float" office:value="18383" table:style-name="ce13">
            <text:p>18.383</text:p>
          </table:table-cell>
          <table:table-cell office:value-type="float" office:value="19407" table:style-name="ce13">
            <text:p>19.407</text:p>
          </table:table-cell>
          <table:table-cell office:value-type="float" office:value="15980" table:style-name="ce13">
            <text:p>15.980</text:p>
          </table:table-cell>
          <table:table-cell office:value-type="float" office:value="16042" table:style-name="ce13">
            <text:p>16.042</text:p>
          </table:table-cell>
          <table:table-cell office:value-type="float" office:value="12629" table:style-name="ce13">
            <text:p>12.629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Sercomtel Celular</text:p>
          </table:table-cell>
          <table:table-cell office:value-type="string" table:style-name="ce15">
            <text:p>Quantidade de Sol. Resolvidas em até 5 dias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3">
            <office:annotation draw:style-name="a1" svg:x="14.7916666666667in" svg:y="12.5729166666667in" svg:width="1.63541666666667in" svg:height="0.65625in">
              <dc:creator>Windows User</dc:creator>
              <text:p><text:span text:style-name="T2">Sercomtel - Não houve reclamação no mês de agosto/2014</text:span></text:p>
            </office:annotation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TIM GSM</text:p>
          </table:table-cell>
          <table:table-cell office:value-type="string" table:style-name="ce15">
            <text:p>Quantidade de Sol. Resolvidas em até 5 dias</text:p>
          </table:table-cell>
          <table:table-cell office:value-type="float" office:value="22598" table:style-name="ce13">
            <text:p>22.598</text:p>
          </table:table-cell>
          <table:table-cell office:value-type="float" office:value="22903" table:style-name="ce13">
            <text:p>22.903</text:p>
          </table:table-cell>
          <table:table-cell office:value-type="float" office:value="19365" table:style-name="ce13">
            <text:p>19.365</text:p>
          </table:table-cell>
          <table:table-cell office:value-type="float" office:value="18496" table:style-name="ce13">
            <text:p>18.496</text:p>
          </table:table-cell>
          <table:table-cell office:value-type="float" office:value="26121" table:style-name="ce13">
            <text:p>26.121</text:p>
          </table:table-cell>
          <table:table-cell office:value-type="float" office:value="26239" table:style-name="ce13">
            <text:p>26.239</text:p>
          </table:table-cell>
          <table:table-cell office:value-type="float" office:value="28595" table:style-name="ce13">
            <text:p>28.595</text:p>
          </table:table-cell>
          <table:table-cell office:value-type="float" office:value="26890" table:style-name="ce13">
            <text:p>26.890</text:p>
          </table:table-cell>
          <table:table-cell office:value-type="float" office:value="28286" table:style-name="ce13">
            <text:p>28.286</text:p>
          </table:table-cell>
          <table:table-cell office:value-type="float" office:value="27693" table:style-name="ce13">
            <text:p>27.693</text:p>
          </table:table-cell>
          <table:table-cell office:value-type="float" office:value="25310" table:style-name="ce13">
            <text:p>25.310</text:p>
          </table:table-cell>
          <table:table-cell office:value-type="float" office:value="19813" table:style-name="ce13">
            <text:p>19.813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Vivo</text:p>
          </table:table-cell>
          <table:table-cell office:value-type="string" table:style-name="ce16">
            <text:p>Quantidade de Sol. Resolvidas em até 5 dias</text:p>
          </table:table-cell>
          <table:table-cell office:value-type="float" office:value="21916" table:style-name="ce17">
            <text:p>21.916</text:p>
          </table:table-cell>
          <table:table-cell office:value-type="float" office:value="20664" table:style-name="ce14">
            <text:p>20.664</text:p>
          </table:table-cell>
          <table:table-cell office:value-type="float" office:value="17410" table:style-name="ce17">
            <text:p>17.410</text:p>
          </table:table-cell>
          <table:table-cell office:value-type="float" office:value="15563" table:style-name="ce14">
            <text:p>15.563</text:p>
          </table:table-cell>
          <table:table-cell office:value-type="float" office:value="22808" table:style-name="ce14">
            <text:p>22.808</text:p>
          </table:table-cell>
          <table:table-cell office:value-type="float" office:value="21333" table:style-name="ce14">
            <text:p>21.333</text:p>
          </table:table-cell>
          <table:table-cell office:value-type="float" office:value="25036" table:style-name="ce14">
            <text:p>25.036</text:p>
          </table:table-cell>
          <table:table-cell office:value-type="float" office:value="25675" table:style-name="ce14">
            <text:p>25.675</text:p>
          </table:table-cell>
          <table:table-cell office:value-type="float" office:value="25707" table:style-name="ce14">
            <text:p>25.707</text:p>
          </table:table-cell>
          <table:table-cell office:value-type="float" office:value="22827" table:style-name="ce14">
            <text:p>22.827</text:p>
          </table:table-cell>
          <table:table-cell office:value-type="float" office:value="24246" table:style-name="ce17">
            <text:p>24.246</text:p>
          </table:table-cell>
          <table:table-cell office:value-type="float" office:value="19774" table:style-name="ce17">
            <text:p>19.774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laro</text:p>
          </table:table-cell>
          <table:table-cell office:value-type="string" table:style-name="ce15">
            <text:p>Taxa de Resolvidas em 5 dias Úteis</text:p>
          </table:table-cell>
          <table:table-cell office:value-type="float" office:value="86.537999999999997" table:style-name="ce7">
            <text:p>86,538</text:p>
          </table:table-cell>
          <table:table-cell office:value-type="float" office:value="85.474999999999994" table:style-name="ce7">
            <text:p>85,475</text:p>
          </table:table-cell>
          <table:table-cell office:value-type="float" office:value="84.656999999999996" table:style-name="ce7">
            <text:p>84,657</text:p>
          </table:table-cell>
          <table:table-cell office:value-type="float" office:value="85.411000000000001" table:style-name="ce7">
            <text:p>85,411</text:p>
          </table:table-cell>
          <table:table-cell office:value-type="float" office:value="86.102000000000004" table:style-name="ce7">
            <text:p>86,102</text:p>
          </table:table-cell>
          <table:table-cell office:value-type="float" office:value="86.972999999999999" table:style-name="ce7">
            <text:p>86,973</text:p>
          </table:table-cell>
          <table:table-cell office:value-type="float" office:value="87.168000000000006" table:style-name="ce7">
            <text:p>87,168</text:p>
          </table:table-cell>
          <table:table-cell office:value-type="float" office:value="86.135000000000005" table:style-name="ce7">
            <text:p>86,135</text:p>
          </table:table-cell>
          <table:table-cell office:value-type="float" office:value="82.986000000000004" table:style-name="ce7">
            <text:p>82,986</text:p>
          </table:table-cell>
          <table:table-cell office:value-type="float" office:value="78.781000000000006" table:style-name="ce7">
            <text:p>78,781</text:p>
          </table:table-cell>
          <table:table-cell office:value-type="float" office:value="76.575999999999993" table:style-name="ce7">
            <text:p>76,576</text:p>
          </table:table-cell>
          <table:table-cell office:value-type="float" office:value="88.29" table:style-name="ce7">
            <text:p>88,29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TBC Celular</text:p>
          </table:table-cell>
          <table:table-cell office:value-type="string" table:style-name="ce15">
            <text:p>Taxa de Resolvidas em 5 dias Úteis</text:p>
          </table:table-cell>
          <table:table-cell office:value-type="float" office:value="89.400999999999996" table:style-name="ce7">
            <text:p>89,401</text:p>
          </table:table-cell>
          <table:table-cell office:value-type="float" office:value="77.778000000000006" table:style-name="ce7">
            <text:p>77,778</text:p>
          </table:table-cell>
          <table:table-cell office:value-type="float" office:value="84.313999999999993" table:style-name="ce7">
            <text:p>84,314</text:p>
          </table:table-cell>
          <table:table-cell office:value-type="float" office:value="55.664999999999999" table:style-name="ce7">
            <text:p>55,665</text:p>
          </table:table-cell>
          <table:table-cell office:value-type="float" office:value="86.448999999999998" table:style-name="ce7">
            <text:p>86,449</text:p>
          </table:table-cell>
          <table:table-cell office:value-type="float" office:value="89.418000000000006" table:style-name="ce7">
            <text:p>89,418</text:p>
          </table:table-cell>
          <table:table-cell office:value-type="float" office:value="83.456000000000003" table:style-name="ce7">
            <text:p>83,456</text:p>
          </table:table-cell>
          <table:table-cell office:value-type="float" office:value="81.712000000000003" table:style-name="ce7">
            <text:p>81,712</text:p>
          </table:table-cell>
          <table:table-cell office:value-type="float" office:value="83.01" table:style-name="ce7">
            <text:p>83,010</text:p>
          </table:table-cell>
          <table:table-cell office:value-type="float" office:value="79.031999999999996" table:style-name="ce7">
            <text:p>79,032</text:p>
          </table:table-cell>
          <table:table-cell office:value-type="float" office:value="82.27" table:style-name="ce7">
            <text:p>82,270</text:p>
          </table:table-cell>
          <table:table-cell office:value-type="float" office:value="74.444000000000003" table:style-name="ce7">
            <text:p>74,444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OI Celular</text:p>
          </table:table-cell>
          <table:table-cell office:value-type="string" table:style-name="ce15">
            <text:p>Taxa de Resolvidas em 5 dias Úteis</text:p>
          </table:table-cell>
          <table:table-cell office:value-type="float" office:value="85.015000000000001" table:style-name="ce7">
            <text:p>85,015</text:p>
          </table:table-cell>
          <table:table-cell office:value-type="float" office:value="83.33" table:style-name="ce7">
            <text:p>83,330</text:p>
          </table:table-cell>
          <table:table-cell office:value-type="float" office:value="83.432000000000002" table:style-name="ce7">
            <text:p>83,432</text:p>
          </table:table-cell>
          <table:table-cell office:value-type="float" office:value="81.165000000000006" table:style-name="ce7">
            <text:p>81,165</text:p>
          </table:table-cell>
          <table:table-cell office:value-type="float" office:value="86.738" table:style-name="ce7">
            <text:p>86,738</text:p>
          </table:table-cell>
          <table:table-cell office:value-type="float" office:value="82.335999999999999" table:style-name="ce7">
            <text:p>82,336</text:p>
          </table:table-cell>
          <table:table-cell office:value-type="float" office:value="75.661000000000001" table:style-name="ce7">
            <text:p>75,661</text:p>
          </table:table-cell>
          <table:table-cell office:value-type="float" office:value="81.87" table:style-name="ce7">
            <text:p>81,870</text:p>
          </table:table-cell>
          <table:table-cell office:value-type="float" office:value="84.29" table:style-name="ce7">
            <text:p>84,290</text:p>
          </table:table-cell>
          <table:table-cell office:value-type="float" office:value="83.7" table:style-name="ce7">
            <text:p>83,700</text:p>
          </table:table-cell>
          <table:table-cell office:value-type="float" office:value="85.253" table:style-name="ce7">
            <text:p>85,253</text:p>
          </table:table-cell>
          <table:table-cell office:value-type="float" office:value="86.411000000000001" table:style-name="ce7">
            <text:p>86,411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Sercomtel Celular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75" table:style-name="ce7">
            <text:p>75,000</text:p>
          </table:table-cell>
          <table:table-cell office:value-type="float" office:value="100" table:style-name="ce7">
            <text:p>100,000</text:p>
          </table:table-cell>
          <table:table-cell office:value-type="float" office:value="75" table:style-name="ce7">
            <text:p>75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string" table:style-name="ce19">
            <text:p>-</text:p>
          </table:table-cell>
          <table:table-cell office:value-type="float" office:value="100" table:style-name="ce7">
            <text:p>100,000</text:p>
          </table:table-cell>
          <table:table-cell office:value-type="float" office:value="85.713999999999999" table:style-name="ce7">
            <text:p>85,714</text:p>
          </table:table-cell>
          <table:table-cell office:value-type="float" office:value="0" table:style-name="ce7">
            <text:p>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TIM GSM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86.025000000000006" table:style-name="ce7">
            <text:p>86,025</text:p>
          </table:table-cell>
          <table:table-cell office:value-type="float" office:value="86.299000000000007" table:style-name="ce7">
            <text:p>86,299</text:p>
          </table:table-cell>
          <table:table-cell office:value-type="float" office:value="85.887" table:style-name="ce7">
            <text:p>85,887</text:p>
          </table:table-cell>
          <table:table-cell office:value-type="float" office:value="84.984999999999999" table:style-name="ce7">
            <text:p>84,985</text:p>
          </table:table-cell>
          <table:table-cell office:value-type="float" office:value="87.262" table:style-name="ce7">
            <text:p>87,262</text:p>
          </table:table-cell>
          <table:table-cell office:value-type="float" office:value="86.361000000000004" table:style-name="ce7">
            <text:p>86,361</text:p>
          </table:table-cell>
          <table:table-cell office:value-type="float" office:value="86.588999999999999" table:style-name="ce7">
            <text:p>86,589</text:p>
          </table:table-cell>
          <table:table-cell office:value-type="float" office:value="86.117000000000004" table:style-name="ce7">
            <text:p>86,117</text:p>
          </table:table-cell>
          <table:table-cell office:value-type="float" office:value="86.24" table:style-name="ce7">
            <text:p>86,240</text:p>
          </table:table-cell>
          <table:table-cell office:value-type="float" office:value="86.537999999999997" table:style-name="ce7">
            <text:p>86,538</text:p>
          </table:table-cell>
          <table:table-cell office:value-type="float" office:value="86.313999999999993" table:style-name="ce7">
            <text:p>86,314</text:p>
          </table:table-cell>
          <table:table-cell office:value-type="float" office:value="86.522999999999996" table:style-name="ce7">
            <text:p>86,523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Vivo</text:p>
          </table:table-cell>
          <table:table-cell office:value-type="string" table:style-name="ce8">
            <text:p>Taxa de Resolvidas em 5 dias Úteis</text:p>
          </table:table-cell>
          <table:table-cell office:value-type="float" office:value="87.751999999999995" table:style-name="ce9">
            <text:p>87,752</text:p>
          </table:table-cell>
          <table:table-cell office:value-type="float" office:value="86.769000000000005" table:style-name="ce9">
            <text:p>86,769</text:p>
          </table:table-cell>
          <table:table-cell office:value-type="float" office:value="86.834999999999994" table:style-name="ce9">
            <text:p>86,835</text:p>
          </table:table-cell>
          <table:table-cell office:value-type="float" office:value="86.911000000000001" table:style-name="ce9">
            <text:p>86,911</text:p>
          </table:table-cell>
          <table:table-cell office:value-type="float" office:value="86.98" table:style-name="ce9">
            <text:p>86,980</text:p>
          </table:table-cell>
          <table:table-cell office:value-type="float" office:value="88.353999999999999" table:style-name="ce9">
            <text:p>88,354</text:p>
          </table:table-cell>
          <table:table-cell office:value-type="float" office:value="87.994" table:style-name="ce9">
            <text:p>87,994</text:p>
          </table:table-cell>
          <table:table-cell office:value-type="float" office:value="85.975999999999999" table:style-name="ce9">
            <text:p>85,976</text:p>
          </table:table-cell>
          <table:table-cell office:value-type="float" office:value="86.748000000000005" table:style-name="ce9">
            <text:p>86,748</text:p>
          </table:table-cell>
          <table:table-cell office:value-type="float" office:value="87.313000000000002" table:style-name="ce9">
            <text:p>87,313</text:p>
          </table:table-cell>
          <table:table-cell office:value-type="float" office:value="87.367000000000004" table:style-name="ce9">
            <text:p>87,367</text:p>
          </table:table-cell>
          <table:table-cell office:value-type="float" office:value="88.481999999999999" table:style-name="ce9">
            <text:p>88,482</text:p>
          </table:table-cell>
          <table:table-cell table:number-columns-repeated="16370"/>
        </table:table-row>
        <table:table-row table:style-name="ro5">
          <table:table-cell table:style-name="ce10"/>
          <table:table-cell table:style-name="ce11"/>
          <table:table-cell table:number-columns-repeated="12" table:style-name="ce12"/>
          <table:table-cell table:number-columns-repeated="16370"/>
        </table:table-row>
        <table:table-row table:style-name="ro4">
          <table:table-cell office:value-type="string" table:style-name="ce6">
            <text:p>TIM GSM</text:p>
          </table:table-cell>
          <table:table-cell office:value-type="string" table:style-name="ce15">
            <text:p>Quantidade de Reclamações no Período</text:p>
          </table:table-cell>
          <table:table-cell office:value-type="float" office:value="84311" table:style-name="ce13">
            <text:p>84.311</text:p>
          </table:table-cell>
          <table:table-cell office:value-type="float" office:value="81648" table:style-name="ce13">
            <text:p>81.648</text:p>
          </table:table-cell>
          <table:table-cell office:value-type="float" office:value="78038" table:style-name="ce13">
            <text:p>78.038</text:p>
          </table:table-cell>
          <table:table-cell office:value-type="float" office:value="68585" table:style-name="ce13">
            <text:p>68.585</text:p>
          </table:table-cell>
          <table:table-cell office:value-type="float" office:value="64060" table:style-name="ce13">
            <text:p>64.060</text:p>
          </table:table-cell>
          <table:table-cell office:value-type="float" office:value="71340" table:style-name="ce13">
            <text:p>71.340</text:p>
          </table:table-cell>
          <table:table-cell office:value-type="float" office:value="82357" table:style-name="ce13">
            <text:p>82.357</text:p>
          </table:table-cell>
          <table:table-cell office:value-type="float" office:value="93476" table:style-name="ce13">
            <text:p>93.476</text:p>
          </table:table-cell>
          <table:table-cell office:value-type="float" office:value="94764" table:style-name="ce13">
            <text:p>94.764</text:p>
          </table:table-cell>
          <table:table-cell office:value-type="float" office:value="97094" table:style-name="ce13">
            <text:p>97.094</text:p>
          </table:table-cell>
          <table:table-cell office:value-type="float" office:value="96056" table:style-name="ce13">
            <text:p>96.056</text:p>
          </table:table-cell>
          <table:table-cell office:value-type="float" office:value="94135" table:style-name="ce13">
            <text:p>94.135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laro</text:p>
          </table:table-cell>
          <table:table-cell office:value-type="string" table:style-name="ce15">
            <text:p>Quantidade de Reclamações no Período</text:p>
          </table:table-cell>
          <table:table-cell office:value-type="float" office:value="74721" table:style-name="ce13">
            <text:p>74.721</text:p>
          </table:table-cell>
          <table:table-cell office:value-type="float" office:value="68336" table:style-name="ce13">
            <text:p>68.336</text:p>
          </table:table-cell>
          <table:table-cell office:value-type="float" office:value="64179" table:style-name="ce13">
            <text:p>64.179</text:p>
          </table:table-cell>
          <table:table-cell office:value-type="float" office:value="55432" table:style-name="ce13">
            <text:p>55.432</text:p>
          </table:table-cell>
          <table:table-cell office:value-type="float" office:value="50884" table:style-name="ce13">
            <text:p>50.884</text:p>
          </table:table-cell>
          <table:table-cell office:value-type="float" office:value="55599" table:style-name="ce13">
            <text:p>55.599</text:p>
          </table:table-cell>
          <table:table-cell office:value-type="float" office:value="62547" table:style-name="ce13">
            <text:p>62.547</text:p>
          </table:table-cell>
          <table:table-cell office:value-type="float" office:value="72769" table:style-name="ce13">
            <text:p>72.769</text:p>
          </table:table-cell>
          <table:table-cell office:value-type="float" office:value="74231" table:style-name="ce13">
            <text:p>74.231</text:p>
          </table:table-cell>
          <table:table-cell office:value-type="float" office:value="77657" table:style-name="ce13">
            <text:p>77.657</text:p>
          </table:table-cell>
          <table:table-cell office:value-type="float" office:value="74641" table:style-name="ce13">
            <text:p>74.641</text:p>
          </table:table-cell>
          <table:table-cell office:value-type="float" office:value="69976" table:style-name="ce13">
            <text:p>69.976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CTBC Celular</text:p>
          </table:table-cell>
          <table:table-cell office:value-type="string" table:style-name="ce15">
            <text:p>Quantidade de Reclamações no Período</text:p>
          </table:table-cell>
          <table:table-cell office:value-type="float" office:value="938" table:style-name="ce1">
            <text:p>938</text:p>
          </table:table-cell>
          <table:table-cell office:value-type="float" office:value="817" table:style-name="ce1">
            <text:p>817</text:p>
          </table:table-cell>
          <table:table-cell office:value-type="float" office:value="665" table:style-name="ce1">
            <text:p>665</text:p>
          </table:table-cell>
          <table:table-cell office:value-type="float" office:value="490" table:style-name="ce1">
            <text:p>490</text:p>
          </table:table-cell>
          <table:table-cell office:value-type="float" office:value="476" table:style-name="ce1">
            <text:p>476</text:p>
          </table:table-cell>
          <table:table-cell office:value-type="float" office:value="521" table:style-name="ce1">
            <text:p>521</text:p>
          </table:table-cell>
          <table:table-cell office:value-type="float" office:value="608" table:style-name="ce1">
            <text:p>608</text:p>
          </table:table-cell>
          <table:table-cell office:value-type="float" office:value="676" table:style-name="ce1">
            <text:p>676</text:p>
          </table:table-cell>
          <table:table-cell office:value-type="float" office:value="719" table:style-name="ce1">
            <text:p>719</text:p>
          </table:table-cell>
          <table:table-cell office:value-type="float" office:value="735" table:style-name="ce1">
            <text:p>735</text:p>
          </table:table-cell>
          <table:table-cell office:value-type="float" office:value="586" table:style-name="ce13">
            <text:p>586</text:p>
          </table:table-cell>
          <table:table-cell office:value-type="float" office:value="470" table:style-name="ce13">
            <text:p>47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OI Celular</text:p>
          </table:table-cell>
          <table:table-cell office:value-type="string" table:style-name="ce15">
            <text:p>Quantidade de Reclamações no Período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68755" table:style-name="ce13">
            <text:p>68.755</text:p>
          </table:table-cell>
          <table:table-cell office:value-type="float" office:value="58434" table:style-name="ce13">
            <text:p>58.434</text:p>
          </table:table-cell>
          <table:table-cell office:value-type="float" office:value="50682" table:style-name="ce13">
            <text:p>50.682</text:p>
          </table:table-cell>
          <table:table-cell office:value-type="float" office:value="54791" table:style-name="ce13">
            <text:p>54.791</text:p>
          </table:table-cell>
          <table:table-cell office:value-type="float" office:value="62582" table:style-name="ce13">
            <text:p>62.582</text:p>
          </table:table-cell>
          <table:table-cell office:value-type="float" office:value="71974" table:style-name="ce13">
            <text:p>71.974</text:p>
          </table:table-cell>
          <table:table-cell office:value-type="float" office:value="70515" table:style-name="ce13">
            <text:p>70.515</text:p>
          </table:table-cell>
          <table:table-cell office:value-type="float" office:value="70828" table:style-name="ce13">
            <text:p>70.828</text:p>
          </table:table-cell>
          <table:table-cell office:value-type="float" office:value="64576" table:style-name="ce13">
            <text:p>64.576</text:p>
          </table:table-cell>
          <table:table-cell office:value-type="float" office:value="60946" table:style-name="ce13">
            <text:p>60.946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Sercomtel Celular</text:p>
          </table:table-cell>
          <table:table-cell office:value-type="string" table:style-name="ce15">
            <text:p>Quantidade de Reclamações no Período</text:p>
          </table:table-cell>
          <table:table-cell office:value-type="float" office:value="80509" table:style-name="ce13">
            <text:p>80.509</text:p>
          </table:table-cell>
          <table:table-cell office:value-type="float" office:value="77409" table:style-name="ce13">
            <text:p>77.40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Vivo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3625" table:style-name="ce14">
            <text:p>3.625</text:p>
          </table:table-cell>
          <table:table-cell office:value-type="float" office:value="76536" table:style-name="ce17">
            <text:p>76.536</text:p>
          </table:table-cell>
          <table:table-cell office:value-type="float" office:value="70728" table:style-name="ce14">
            <text:p>70.728</text:p>
          </table:table-cell>
          <table:table-cell office:value-type="float" office:value="63098" table:style-name="ce14">
            <text:p>63.098</text:p>
          </table:table-cell>
          <table:table-cell office:value-type="float" office:value="56025" table:style-name="ce14">
            <text:p>56.025</text:p>
          </table:table-cell>
          <table:table-cell office:value-type="float" office:value="61663" table:style-name="ce14">
            <text:p>61.663</text:p>
          </table:table-cell>
          <table:table-cell office:value-type="float" office:value="68333" table:style-name="ce14">
            <text:p>68.333</text:p>
          </table:table-cell>
          <table:table-cell office:value-type="float" office:value="78831" table:style-name="ce14">
            <text:p>78.831</text:p>
          </table:table-cell>
          <table:table-cell office:value-type="float" office:value="82488" table:style-name="ce14">
            <text:p>82.488</text:p>
          </table:table-cell>
          <table:table-cell office:value-type="float" office:value="87982" table:style-name="ce14">
            <text:p>87.982</text:p>
          </table:table-cell>
          <table:table-cell office:value-type="float" office:value="85654" table:style-name="ce13">
            <text:p>85.654</text:p>
          </table:table-cell>
          <table:table-cell office:value-type="float" office:value="83546" table:style-name="ce13">
            <text:p>83.54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 GSM</text:p>
          </table:table-cell>
          <table:table-cell office:value-type="string" table:style-name="ce15">
            <text:p>Quantidade de Sol. Resolvidas no Período</text:p>
          </table:table-cell>
          <table:table-cell office:value-type="float" office:value="83876" table:style-name="ce13">
            <text:p>83.876</text:p>
          </table:table-cell>
          <table:table-cell office:value-type="float" office:value="81204" table:style-name="ce13">
            <text:p>81.204</text:p>
          </table:table-cell>
          <table:table-cell office:value-type="float" office:value="77719" table:style-name="ce13">
            <text:p>77.719</text:p>
          </table:table-cell>
          <table:table-cell office:value-type="float" office:value="68186" table:style-name="ce13">
            <text:p>68.186</text:p>
          </table:table-cell>
          <table:table-cell office:value-type="float" office:value="63816" table:style-name="ce13">
            <text:p>63.816</text:p>
          </table:table-cell>
          <table:table-cell office:value-type="float" office:value="70708" table:style-name="ce13">
            <text:p>70.708</text:p>
          </table:table-cell>
          <table:table-cell office:value-type="float" office:value="81839" table:style-name="ce13">
            <text:p>81.839</text:p>
          </table:table-cell>
          <table:table-cell office:value-type="float" office:value="92987" table:style-name="ce13">
            <text:p>92.987</text:p>
          </table:table-cell>
          <table:table-cell office:value-type="float" office:value="94443" table:style-name="ce13">
            <text:p>94.443</text:p>
          </table:table-cell>
          <table:table-cell office:value-type="float" office:value="96490" table:style-name="ce13">
            <text:p>96.490</text:p>
          </table:table-cell>
          <table:table-cell office:value-type="float" office:value="95644" table:style-name="ce20">
            <text:p>95.644</text:p>
          </table:table-cell>
          <table:table-cell office:value-type="float" office:value="93843" table:style-name="ce20">
            <text:p>93.8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15">
            <text:p>Quantidade de Sol. Resolvidas no Período</text:p>
          </table:table-cell>
          <table:table-cell office:value-type="float" office:value="74316" table:style-name="ce13">
            <text:p>74.316</text:p>
          </table:table-cell>
          <table:table-cell office:value-type="float" office:value="67937" table:style-name="ce13">
            <text:p>67.937</text:p>
          </table:table-cell>
          <table:table-cell office:value-type="float" office:value="63745" table:style-name="ce13">
            <text:p>63.745</text:p>
          </table:table-cell>
          <table:table-cell office:value-type="float" office:value="55005" table:style-name="ce13">
            <text:p>55.005</text:p>
          </table:table-cell>
          <table:table-cell office:value-type="float" office:value="50382" table:style-name="ce13">
            <text:p>50.382</text:p>
          </table:table-cell>
          <table:table-cell office:value-type="float" office:value="55173" table:style-name="ce13">
            <text:p>55.173</text:p>
          </table:table-cell>
          <table:table-cell office:value-type="float" office:value="62347" table:style-name="ce13">
            <text:p>62.347</text:p>
          </table:table-cell>
          <table:table-cell office:value-type="float" office:value="72622" table:style-name="ce13">
            <text:p>72.622</text:p>
          </table:table-cell>
          <table:table-cell office:value-type="float" office:value="74136" table:style-name="ce13">
            <text:p>74.136</text:p>
          </table:table-cell>
          <table:table-cell office:value-type="float" office:value="77111" table:style-name="ce13">
            <text:p>77.111</text:p>
          </table:table-cell>
          <table:table-cell office:value-type="float" office:value="74503" table:style-name="ce13">
            <text:p>74.503</text:p>
          </table:table-cell>
          <table:table-cell office:value-type="float" office:value="69971" table:style-name="ce13">
            <text:p>69.97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 Celular</text:p>
          </table:table-cell>
          <table:table-cell office:value-type="string" table:style-name="ce15">
            <text:p>Quantidade de Sol. Resolvidas no Período</text:p>
          </table:table-cell>
          <table:table-cell office:value-type="float" office:value="938" table:style-name="ce1">
            <text:p>938</text:p>
          </table:table-cell>
          <table:table-cell office:value-type="float" office:value="817" table:style-name="ce1">
            <text:p>817</text:p>
          </table:table-cell>
          <table:table-cell office:value-type="float" office:value="665" table:style-name="ce1">
            <text:p>665</text:p>
          </table:table-cell>
          <table:table-cell office:value-type="float" office:value="490" table:style-name="ce1">
            <text:p>490</text:p>
          </table:table-cell>
          <table:table-cell office:value-type="float" office:value="476" table:style-name="ce1">
            <text:p>476</text:p>
          </table:table-cell>
          <table:table-cell office:value-type="float" office:value="519" table:style-name="ce1">
            <text:p>519</text:p>
          </table:table-cell>
          <table:table-cell office:value-type="float" office:value="608" table:style-name="ce1">
            <text:p>608</text:p>
          </table:table-cell>
          <table:table-cell office:value-type="float" office:value="676" table:style-name="ce1">
            <text:p>676</text:p>
          </table:table-cell>
          <table:table-cell office:value-type="float" office:value="719" table:style-name="ce1">
            <text:p>719</text:p>
          </table:table-cell>
          <table:table-cell office:value-type="float" office:value="735" table:style-name="ce1">
            <text:p>735</text:p>
          </table:table-cell>
          <table:table-cell office:value-type="float" office:value="586" table:style-name="ce13">
            <text:p>586</text:p>
          </table:table-cell>
          <table:table-cell office:value-type="float" office:value="470" table:style-name="ce13">
            <text:p>47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 Celular</text:p>
          </table:table-cell>
          <table:table-cell office:value-type="string" table:style-name="ce15">
            <text:p>Quantidade de Sol. Resolvidas no Período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68430" table:style-name="ce13">
            <text:p>68.430</text:p>
          </table:table-cell>
          <table:table-cell office:value-type="float" office:value="58102" table:style-name="ce13">
            <text:p>58.102</text:p>
          </table:table-cell>
          <table:table-cell office:value-type="float" office:value="50383" table:style-name="ce13">
            <text:p>50.383</text:p>
          </table:table-cell>
          <table:table-cell office:value-type="float" office:value="54365" table:style-name="ce13">
            <text:p>54.365</text:p>
          </table:table-cell>
          <table:table-cell office:value-type="float" office:value="62320" table:style-name="ce13">
            <text:p>62.320</text:p>
          </table:table-cell>
          <table:table-cell office:value-type="float" office:value="71597" table:style-name="ce13">
            <text:p>71.597</text:p>
          </table:table-cell>
          <table:table-cell office:value-type="float" office:value="70177" table:style-name="ce13">
            <text:p>70.177</text:p>
          </table:table-cell>
          <table:table-cell office:value-type="float" office:value="70519" table:style-name="ce13">
            <text:p>70.519</text:p>
          </table:table-cell>
          <table:table-cell office:value-type="float" office:value="64295" table:style-name="ce13">
            <text:p>64.295</text:p>
          </table:table-cell>
          <table:table-cell office:value-type="float" office:value="60830" table:style-name="ce13">
            <text:p>60.83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 Celular</text:p>
          </table:table-cell>
          <table:table-cell office:value-type="string" table:style-name="ce15">
            <text:p>Quantidade de Sol. Resolvidas no Período</text:p>
          </table:table-cell>
          <table:table-cell office:value-type="float" office:value="80252" table:style-name="ce13">
            <text:p>80.252</text:p>
          </table:table-cell>
          <table:table-cell office:value-type="float" office:value="77279" table:style-name="ce13">
            <text:p>77.27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16">
            <text:p>Quantidade de Sol. Resolvidas no Período</text:p>
          </table:table-cell>
          <table:table-cell office:value-type="float" office:value="3621" table:style-name="ce14">
            <text:p>3.621</text:p>
          </table:table-cell>
          <table:table-cell office:value-type="float" office:value="76138" table:style-name="ce17">
            <text:p>76.138</text:p>
          </table:table-cell>
          <table:table-cell office:value-type="float" office:value="70451" table:style-name="ce14">
            <text:p>70.451</text:p>
          </table:table-cell>
          <table:table-cell office:value-type="float" office:value="62912" table:style-name="ce14">
            <text:p>62.912</text:p>
          </table:table-cell>
          <table:table-cell office:value-type="float" office:value="55658" table:style-name="ce14">
            <text:p>55.658</text:p>
          </table:table-cell>
          <table:table-cell office:value-type="float" office:value="61079" table:style-name="ce14">
            <text:p>61.079</text:p>
          </table:table-cell>
          <table:table-cell office:value-type="float" office:value="68073" table:style-name="ce14">
            <text:p>68.073</text:p>
          </table:table-cell>
          <table:table-cell office:value-type="float" office:value="78536" table:style-name="ce14">
            <text:p>78.536</text:p>
          </table:table-cell>
          <table:table-cell office:value-type="float" office:value="82346" table:style-name="ce14">
            <text:p>82.346</text:p>
          </table:table-cell>
          <table:table-cell office:value-type="float" office:value="87788" table:style-name="ce14">
            <text:p>87.788</text:p>
          </table:table-cell>
          <table:table-cell office:value-type="float" office:value="85466" table:style-name="ce17">
            <text:p>85.466</text:p>
          </table:table-cell>
          <table:table-cell office:value-type="float" office:value="83378" table:style-name="ce17">
            <text:p>83.37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 GSM</text:p>
          </table:table-cell>
          <table:table-cell office:value-type="string" table:style-name="ce15">
            <text:p>Taxa de Resolvidas no Período</text:p>
          </table:table-cell>
          <table:table-cell office:value-type="float" office:value="99.483999999999995" table:style-name="ce7">
            <text:p>99,484</text:p>
          </table:table-cell>
          <table:table-cell office:value-type="float" office:value="99.831999999999994" table:style-name="ce7">
            <text:p>99,832</text:p>
          </table:table-cell>
          <table:table-cell office:value-type="float" office:value="99.590999999999994" table:style-name="ce7">
            <text:p>99,591</text:p>
          </table:table-cell>
          <table:table-cell office:value-type="float" office:value="99.382999999999996" table:style-name="ce7">
            <text:p>99,383</text:p>
          </table:table-cell>
          <table:table-cell office:value-type="float" office:value="99.619" table:style-name="ce7">
            <text:p>99,619</text:p>
          </table:table-cell>
          <table:table-cell office:value-type="float" office:value="99.114000000000004" table:style-name="ce7">
            <text:p>99,114</text:p>
          </table:table-cell>
          <table:table-cell office:value-type="float" office:value="99.370999999999995" table:style-name="ce7">
            <text:p>99,371</text:p>
          </table:table-cell>
          <table:table-cell office:value-type="float" office:value="99.477000000000004" table:style-name="ce7">
            <text:p>99,477</text:p>
          </table:table-cell>
          <table:table-cell office:value-type="float" office:value="99.661000000000001" table:style-name="ce7">
            <text:p>99,661</text:p>
          </table:table-cell>
          <table:table-cell office:value-type="float" office:value="99.378" table:style-name="ce7">
            <text:p>99,378</text:p>
          </table:table-cell>
          <table:table-cell office:value-type="float" office:value="99.570999999999998" table:style-name="ce7">
            <text:p>99,571</text:p>
          </table:table-cell>
          <table:table-cell office:value-type="float" office:value="99.69" table:style-name="ce7">
            <text:p>99,69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15">
            <text:p>Taxa de Resolvidas no Período</text:p>
          </table:table-cell>
          <table:table-cell office:value-type="float" office:value="99.457999999999998" table:style-name="ce7">
            <text:p>99,458</text:p>
          </table:table-cell>
          <table:table-cell office:value-type="float" office:value="99.456000000000003" table:style-name="ce7">
            <text:p>99,456</text:p>
          </table:table-cell>
          <table:table-cell office:value-type="float" office:value="99.323999999999998" table:style-name="ce7">
            <text:p>99,324</text:p>
          </table:table-cell>
          <table:table-cell office:value-type="float" office:value="99.070999999999998" table:style-name="ce7">
            <text:p>99,071</text:p>
          </table:table-cell>
          <table:table-cell office:value-type="float" office:value="99.013000000000005" table:style-name="ce7">
            <text:p>99,013</text:p>
          </table:table-cell>
          <table:table-cell office:value-type="float" office:value="99.233999999999995" table:style-name="ce7">
            <text:p>99,234</text:p>
          </table:table-cell>
          <table:table-cell office:value-type="float" office:value="99.68" table:style-name="ce7">
            <text:p>99,680</text:p>
          </table:table-cell>
          <table:table-cell office:value-type="float" office:value="99.798000000000002" table:style-name="ce7">
            <text:p>99,798</text:p>
          </table:table-cell>
          <table:table-cell office:value-type="float" office:value="99.872" table:style-name="ce7">
            <text:p>99,872</text:p>
          </table:table-cell>
          <table:table-cell office:value-type="float" office:value="99.296999999999997" table:style-name="ce7">
            <text:p>99,297</text:p>
          </table:table-cell>
          <table:table-cell office:value-type="float" office:value="99.814999999999998" table:style-name="ce7">
            <text:p>99,815</text:p>
          </table:table-cell>
          <table:table-cell office:value-type="float" office:value="99.992999999999995" table:style-name="ce7">
            <text:p>99,99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 Celular</text:p>
          </table:table-cell>
          <table:table-cell office:value-type="string" table:style-name="ce6">
            <text:p>Taxa de Resolv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99.415999999999997" table:style-name="ce7">
            <text:p>99,416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9.616" table:style-name="ce7">
            <text:p>99,616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 Celular</text:p>
          </table:table-cell>
          <table:table-cell office:value-type="string" table:style-name="ce6">
            <text:p>Taxa de Resolvidas no Período</text:p>
          </table:table-cell>
          <table:table-cell office:value-type="float" office:value="99.89" table:style-name="ce7">
            <text:p>99,890</text:p>
          </table:table-cell>
          <table:table-cell office:value-type="float" office:value="100" table:style-name="ce7">
            <text:p>100,000</text:p>
          </table:table-cell>
          <table:table-cell office:value-type="float" office:value="99.527000000000001" table:style-name="ce7">
            <text:p>99,527</text:p>
          </table:table-cell>
          <table:table-cell office:value-type="float" office:value="99.424999999999997" table:style-name="ce7">
            <text:p>99,425</text:p>
          </table:table-cell>
          <table:table-cell office:value-type="float" office:value="99.41" table:style-name="ce7">
            <text:p>99,410</text:p>
          </table:table-cell>
          <table:table-cell office:value-type="float" office:value="99.222999999999999" table:style-name="ce7">
            <text:p>99,223</text:p>
          </table:table-cell>
          <table:table-cell office:value-type="float" office:value="99.581000000000003" table:style-name="ce7">
            <text:p>99,581</text:p>
          </table:table-cell>
          <table:table-cell office:value-type="float" office:value="99.475999999999999" table:style-name="ce7">
            <text:p>99,476</text:p>
          </table:table-cell>
          <table:table-cell office:value-type="float" office:value="99.521000000000001" table:style-name="ce7">
            <text:p>99,521</text:p>
          </table:table-cell>
          <table:table-cell office:value-type="float" office:value="99.563999999999993" table:style-name="ce7">
            <text:p>99,564</text:p>
          </table:table-cell>
          <table:table-cell office:value-type="float" office:value="99.564999999999998" table:style-name="ce7">
            <text:p>99,565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 Celular</text:p>
          </table:table-cell>
          <table:table-cell office:value-type="string" table:style-name="ce6">
            <text:p>Taxa de Resolv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9.799000000000007" table:style-name="ce7">
            <text:p>99,79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Taxa de Resolvidas no Período</text:p>
          </table:table-cell>
          <table:table-cell office:value-type="float" office:value="99.680999999999997" table:style-name="ce9">
            <text:p>99,681</text:p>
          </table:table-cell>
          <table:table-cell office:value-type="float" office:value="99.48" table:style-name="ce9">
            <text:p>99,480</text:p>
          </table:table-cell>
          <table:table-cell office:value-type="float" office:value="99.608000000000004" table:style-name="ce9">
            <text:p>99,608</text:p>
          </table:table-cell>
          <table:table-cell office:value-type="float" office:value="99.680999999999997" table:style-name="ce9">
            <text:p>99,681</text:p>
          </table:table-cell>
          <table:table-cell office:value-type="float" office:value="99.344999999999999" table:style-name="ce9">
            <text:p>99,345</text:p>
          </table:table-cell>
          <table:table-cell office:value-type="float" office:value="99.052999999999997" table:style-name="ce9">
            <text:p>99,053</text:p>
          </table:table-cell>
          <table:table-cell office:value-type="float" office:value="99.62" table:style-name="ce9">
            <text:p>99,620</text:p>
          </table:table-cell>
          <table:table-cell office:value-type="float" office:value="99.626000000000005" table:style-name="ce9">
            <text:p>99,626</text:p>
          </table:table-cell>
          <table:table-cell office:value-type="float" office:value="99.828000000000003" table:style-name="ce9">
            <text:p>99,828</text:p>
          </table:table-cell>
          <table:table-cell office:value-type="float" office:value="99.78" table:style-name="ce9">
            <text:p>99,780</text:p>
          </table:table-cell>
          <table:table-cell office:value-type="float" office:value="99.781000000000006" table:style-name="ce9">
            <text:p>99,781</text:p>
          </table:table-cell>
          <table:table-cell office:value-type="float" office:value="99.81" table:style-name="ce9">
            <text:p>99,810</text:p>
          </table:table-cell>
          <table:table-cell table:number-columns-repeated="16370"/>
        </table:table-row>
        <table:table-row table:style-name="ro3">
          <table:table-cell table:number-columns-repeated="16384" table:style-name="ce1"/>
        </table:table-row>
        <table:table-row table:number-rows-repeated="104849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number:date-style style:name="N37" number:language="pt" number:country="BR">
      <number:month number:textual="true"/>
      <number:text>/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igy de Freitas</meta:initial-creator>
    <dc:creator>Herculano Araujo Rodrigues de Oliveira</dc:creator>
    <meta:creation-date>2014-01-29T16:04:22Z</meta:creation-date>
    <dc:date>2018-01-09T18:55:59Z</dc:date>
    <meta:print-date>2015-03-26T18:24:48Z</meta:print-date>
    <meta:editing-cycles>3</meta:editing-cycles>
    <meta:editing-duration>PT0S</meta:editing-duration>
    <meta:user-defined meta:name="ContentTypeId">0x0101002A45CBFE0405274DA36A8417DAB47682</meta:user-defined>
  </office:meta>
</office:document-meta>
</file>